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6.248cm"/>
    </style:style>
    <style:style style:name="Tabela1.B" style:family="table-column">
      <style:table-column-properties style:column-width="1.737cm"/>
    </style:style>
    <style:style style:name="Tabela1.C" style:family="table-column">
      <style:table-column-properties style:column-width="9.015cm"/>
    </style:style>
    <style:style style:name="Tabela1.A1" style:family="table-cell">
      <style:table-cell-properties style:vertical-align="middle" fo:padding="0.049cm" fo:border="none"/>
    </style:style>
    <style:style style:name="Tabela2" style:family="table">
      <style:table-properties style:width="13.471cm" table:align="left"/>
    </style:style>
    <style:style style:name="Tabela2.A" style:family="table-column">
      <style:table-column-properties style:column-width="2.708cm"/>
    </style:style>
    <style:style style:name="Tabela2.B" style:family="table-column">
      <style:table-column-properties style:column-width="1.658cm"/>
    </style:style>
    <style:style style:name="Tabela2.C" style:family="table-column">
      <style:table-column-properties style:column-width="3.023cm"/>
    </style:style>
    <style:style style:name="Tabela2.D" style:family="table-column">
      <style:table-column-properties style:column-width="3.381cm"/>
    </style:style>
    <style:style style:name="Tabela2.E" style:family="table-column">
      <style:table-column-properties style:column-width="1.337cm"/>
    </style:style>
    <style:style style:name="Tabela2.F" style:family="table-column">
      <style:table-column-properties style:column-width="1.363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2.697cm"/>
    </style:style>
    <style:style style:name="Tabela3.B" style:family="table-column">
      <style:table-column-properties style:column-width="1.707cm"/>
    </style:style>
    <style:style style:name="Tabela3.C" style:family="table-column">
      <style:table-column-properties style:column-width="3.062cm"/>
    </style:style>
    <style:style style:name="Tabela3.D" style:family="table-column">
      <style:table-column-properties style:column-width="3.263cm"/>
    </style:style>
    <style:style style:name="Tabela3.E" style:family="table-column">
      <style:table-column-properties style:column-width="1.787cm"/>
    </style:style>
    <style:style style:name="Tabela3.F" style:family="table-column">
      <style:table-column-properties style:column-width="2.215cm"/>
    </style:style>
    <style:style style:name="Tabela3.G" style:family="table-column">
      <style:table-column-properties style:column-width="2.268cm"/>
    </style:style>
    <style:style style:name="Tabela3.A1" style:family="table-cell">
      <style:table-cell-properties style:vertical-align="middle" fo:padding="0.049cm" fo:border="none"/>
    </style:style>
    <style:style style:name="Tabela4" style:family="table">
      <style:table-properties style:width="7.228cm" table:align="left"/>
    </style:style>
    <style:style style:name="Tabela4.A" style:family="table-column">
      <style:table-column-properties style:column-width="1.921cm"/>
    </style:style>
    <style:style style:name="Tabela4.B" style:family="table-column">
      <style:table-column-properties style:column-width="5.308cm"/>
    </style:style>
    <style:style style:name="Tabela4.A1" style:family="table-cell">
      <style:table-cell-properties style:vertical-align="middle" fo:padding="0.049cm" fo:border="none"/>
    </style:style>
    <style:style style:name="Tabela5" style:family="table">
      <style:table-properties style:width="12.732cm" table:align="left"/>
    </style:style>
    <style:style style:name="Tabela5.A" style:family="table-column">
      <style:table-column-properties style:column-width="1.923cm"/>
    </style:style>
    <style:style style:name="Tabela5.B" style:family="table-column">
      <style:table-column-properties style:column-width="10.809cm"/>
    </style:style>
    <style:style style:name="Tabela5.A1" style:family="table-cell">
      <style:table-cell-properties style:vertical-align="middle" fo:padding="0.049cm" fo:border="none"/>
    </style:style>
    <style:style style:name="Tabela6" style:family="table">
      <style:table-properties style:width="7.343cm" table:align="left"/>
    </style:style>
    <style:style style:name="Tabela6.A" style:family="table-column">
      <style:table-column-properties style:column-width="1.572cm"/>
    </style:style>
    <style:style style:name="Tabela6.B" style:family="table-column">
      <style:table-column-properties style:column-width="0.799cm"/>
    </style:style>
    <style:style style:name="Tabela6.C" style:family="table-column">
      <style:table-column-properties style:column-width="1.055cm"/>
    </style:style>
    <style:style style:name="Tabela6.D" style:family="table-column">
      <style:table-column-properties style:column-width="1.432cm"/>
    </style:style>
    <style:style style:name="Tabela6.E" style:family="table-column">
      <style:table-column-properties style:column-width="1.189cm"/>
    </style:style>
    <style:style style:name="Tabela6.F" style:family="table-column">
      <style:table-column-properties style:column-width="1.296cm"/>
    </style:style>
    <style:style style:name="Tabela6.A1" style:family="table-cell">
      <style:table-cell-properties style:vertical-align="middle" fo:padding="0.049cm" fo:border="none"/>
    </style:style>
    <style:style style:name="Tabela6.A2" style:family="table-cell">
      <style:table-cell-properties style:vertical-align="middle" fo:padding="0cm" fo:border="none"/>
    </style:style>
    <style:style style:name="Tabela7" style:family="table">
      <style:table-properties style:width="12.016cm" table:align="left"/>
    </style:style>
    <style:style style:name="Tabela7.A" style:family="table-column">
      <style:table-column-properties style:column-width="1.24cm"/>
    </style:style>
    <style:style style:name="Tabela7.B" style:family="table-column">
      <style:table-column-properties style:column-width="2.738cm"/>
    </style:style>
    <style:style style:name="Tabela7.C" style:family="table-column">
      <style:table-column-properties style:column-width="2.484cm"/>
    </style:style>
    <style:style style:name="Tabela7.E" style:family="table-column">
      <style:table-column-properties style:column-width="2.817cm"/>
    </style:style>
    <style:style style:name="Tabela7.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List_20_Contents">
      <style:paragraph-properties fo:margin-top="0cm" fo:margin-bottom="0.499cm" loext:contextual-spacing="false"/>
    </style:style>
    <style:style style:name="P3" style:family="paragraph" style:parent-style-name="List_20_Heading">
      <style:paragraph-properties fo:margin-top="0cm" fo:margin-bottom="0.499cm" loext:contextual-spacing="false"/>
    </style:style>
    <style:style style:name="P4" style:family="paragraph" style:parent-style-name="Preformatted_20_Text" style:list-style-name="L8"/>
    <style:style style:name="P5" style:family="paragraph" style:parent-style-name="Preformatted_20_Text" style:list-style-name="L10"/>
    <style:style style:name="P6" style:family="paragraph" style:parent-style-name="Preformatted_20_Text" style:list-style-name="L15"/>
    <style:style style:name="P7" style:family="paragraph" style:parent-style-name="Preformatted_20_Text">
      <style:paragraph-properties fo:margin-top="0cm" fo:margin-bottom="0.499cm" loext:contextual-spacing="false"/>
    </style:style>
    <style:style style:name="P8" style:family="paragraph" style:parent-style-name="Preformatted_20_Text" style:list-style-name="L6">
      <style:paragraph-properties fo:margin-top="0cm" fo:margin-bottom="0.499cm" loext:contextual-spacing="false"/>
    </style:style>
    <style:style style:name="P9" style:family="paragraph" style:parent-style-name="Preformatted_20_Text" style:list-style-name="L10">
      <style:paragraph-properties fo:margin-top="0cm" fo:margin-bottom="0.499cm" loext:contextual-spacing="false"/>
    </style:style>
    <style:style style:name="P10" style:family="paragraph" style:parent-style-name="Preformatted_20_Text" style:list-style-name="L13">
      <style:paragraph-properties fo:margin-top="0cm" fo:margin-bottom="0.499cm" loext:contextual-spacing="false"/>
    </style:style>
    <style:style style:name="P11" style:family="paragraph" style:parent-style-name="Preformatted_20_Text" style:list-style-name="L15">
      <style:paragraph-properties fo:margin-top="0cm" fo:margin-bottom="0.499cm" loext:contextual-spacing="false"/>
    </style:style>
    <style:style style:name="P12" style:family="paragraph" style:parent-style-name="Preformatted_20_Text">
      <style:paragraph-properties fo:margin-left="1cm" fo:margin-right="0cm" fo:margin-top="0cm" fo:margin-bottom="0.499cm" loext:contextual-spacing="false" fo:text-indent="0cm" style:auto-text-indent="false"/>
    </style:style>
    <style:style style:name="P13" style:family="paragraph" style:parent-style-name="Table_20_Contents">
      <style:text-properties fo:color="#888888"/>
    </style:style>
    <style:style style:name="P14" style:family="paragraph" style:parent-style-name="Table_20_Heading">
      <style:text-properties fo:font-size="2pt" style:font-size-asian="2pt" style:font-size-complex="2pt"/>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fo:color="#000000"/>
    </style:style>
    <style:style style:name="P19" style:family="paragraph" style:parent-style-name="Text_20_body">
      <style:paragraph-properties fo:text-align="center" style:justify-single-word="false"/>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paragraph-properties fo:margin-top="0cm" fo:margin-bottom="0cm" loext:contextual-spacing="false"/>
    </style:style>
    <style:style style:name="P37" style:family="paragraph" style:parent-style-name="Text_20_body" style:list-style-name="L1">
      <style:paragraph-properties fo:margin-top="0cm" fo:margin-bottom="0cm" loext:contextual-spacing="false"/>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paragraph-properties fo:margin-top="0cm" fo:margin-bottom="0cm" loext:contextual-spacing="false"/>
      <style:text-properties fo:color="#000000"/>
    </style:style>
    <style:style style:name="P41" style:family="paragraph" style:parent-style-name="Text_20_body" style:list-style-name="L11">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P43" style:family="paragraph" style:parent-style-name="Text_20_body" style:list-style-name="L17">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20">
      <style:paragraph-properties fo:margin-top="0cm" fo:margin-bottom="0cm" loext:contextual-spacing="false"/>
    </style:style>
    <style:style style:name="T1" style:family="text">
      <style:text-properties style:text-position="33% 80%"/>
    </style:style>
    <style:style style:name="T2" style:family="text">
      <style:text-properties style:text-line-through-style="solid" style:text-line-through-type="single"/>
    </style:style>
    <style:style style:name="T3" style:family="text">
      <style:text-properties fo:font-size="10pt" fo:language="pt" fo:country="BR"/>
    </style:style>
    <style:style style:name="T4" style:family="text">
      <style:text-properties fo:language="en" fo:country="US"/>
    </style:style>
    <style:style style:name="T5" style:family="text">
      <style:text-properties fo:color="#0000cd"/>
    </style:style>
    <style:style style:name="T6" style:family="text">
      <style:text-properties fo:color="#ff0000"/>
    </style:style>
    <style:style style:name="T7" style:family="text">
      <style:text-properties fo:font-weight="bold"/>
    </style:style>
    <style:style style:name="T8" style:family="text">
      <style:text-properties fo:color="#a52a2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úmero</text:h>
      <text:p text:style-name="Text_20_body"> </text:p>
      <text:h text:style-name="Heading_20_2" text:outline-level="2"><text:bookmark text:name="summary"/><text:a xlink:type="simple" xlink:href="https://developer.mozilla.org/pt-BR/docs/Web/JavaScript/Reference/Global_Objects/Number#summary" text:style-name="Internet_20_link" text:visited-style-name="Visited_20_Internet_20_Link">Sumário</text:a></text:h>
      <text:p text:style-name="Text_20_body">O objeto JavaScript <text:span text:style-name="Strong_20_Emphasis"><text:span text:style-name="Source_20_Text">Number</text:span></text:span> é um objeto encapsulado que permite você trabalhar com valores numéricos. Um objeto <text:span text:style-name="Source_20_Text">Number</text:span> é criado utilizando o construtor <text:span text:style-name="Source_20_Text">Number()</text:span>.</text:p>
      <text:h text:style-name="Heading_20_2" text:outline-level="2"><text:bookmark text:name="syntax"/><text:a xlink:type="simple" xlink:href="https://developer.mozilla.org/pt-BR/docs/Web/JavaScript/Reference/Global_Objects/Number#syntax" text:style-name="Internet_20_link" text:visited-style-name="Visited_20_Internet_20_Link">Construtor</text:a></text:h>
      <text:p text:style-name="P7">new Number(value);</text:p>
      <text:h text:style-name="Heading_20_3" text:outline-level="3"><text:bookmark text:name="parameters"/><text:a xlink:type="simple" xlink:href="https://developer.mozilla.org/pt-BR/docs/Web/JavaScript/Reference/Global_Objects/Number#parameters" text:style-name="Internet_20_link" text:visited-style-name="Visited_20_Internet_20_Link">Parâmetros</text:a></text:h>
      <text:p text:style-name="List_20_Heading"><text:span text:style-name="Source_20_Text">value</text:span> </text:p>
      <text:p text:style-name="P2">O valor numérico do objeto sendo criado. </text:p>
      <text:h text:style-name="Heading_20_2" text:outline-level="2"><text:bookmark text:name="description"/><text:a xlink:type="simple" xlink:href="https://developer.mozilla.org/pt-BR/docs/Web/JavaScript/Reference/Global_Objects/Number#description" text:style-name="Internet_20_link" text:visited-style-name="Visited_20_Internet_20_Link">Descrição</text:a></text:h>
      <text:p text:style-name="Text_20_body">Os principais usos para o objeto <text:span text:style-name="Source_20_Text">Number</text:span> são:</text:p>
      <text:list xml:id="list1699072307" text:style-name="L1">
        <text:list-item>
          <text:p text:style-name="P37">Se o objeto não pode ser convertido para um número, é retornado <text:span text:style-name="Source_20_Text">NaN</text:span>. </text:p>
        </text:list-item>
        <text:list-item>
          <text:p text:style-name="P15">Fora do contexo de um construtor (Ex., Sem o operador <text:a xlink:type="simple" xlink:href="https://developer.mozilla.org/pt-BR/docs/Web/JavaScript/Reference/Operators/new" text:style-name="Internet_20_link" text:visited-style-name="Visited_20_Internet_20_Link"><text:span text:style-name="Source_20_Text">new</text:span></text:a>, <text:span text:style-name="Source_20_Text">Number</text:span> pode ser utilizador para realizar uma conversão de tipo. </text:p>
        </text:list-item>
      </text:list>
      <text:h text:style-name="Heading_20_2" text:outline-level="2"><text:bookmark text:name="properties"/><text:a xlink:type="simple" xlink:href="https://developer.mozilla.org/pt-BR/docs/Web/JavaScript/Reference/Global_Objects/Number#properties" text:style-name="Internet_20_link" text:visited-style-name="Visited_20_Internet_20_Link">Propriedades</text:a></text:h>
      <text:p text:style-name="List_20_Heading"><text:a xlink:type="simple" xlink:href="https://developer.mozilla.org/pt-BR/docs/Web/JavaScript/Reference/Global_Objects/Number/EPSILON" text:style-name="Internet_20_link" text:visited-style-name="Visited_20_Internet_20_Link"><text:span text:style-name="Source_20_Text">Number.EPSILON</text:span></text:a> </text:p>
      <text:p text:style-name="List_20_Contents">O menor intervalo entre dois números representáveis. </text:p>
      <text:p text:style-name="List_20_Heading"><text:a xlink:type="simple" xlink:href="https://developer.mozilla.org/pt-BR/docs/Web/JavaScript/Reference/Global_Objects/Number/MAX_SAFE_INTEGER" text:style-name="Internet_20_link" text:visited-style-name="Visited_20_Internet_20_Link"><text:span text:style-name="Source_20_Text">Number.MAX_SAFE_INTEGER</text:span></text:a> </text:p>
      <text:p text:style-name="List_20_Contents">O inteiro máximo seguro em JavaScript (2<text:span text:style-name="T1">53</text:span> -1). </text:p>
      <text:p text:style-name="List_20_Heading"><text:a xlink:type="simple" xlink:href="https://developer.mozilla.org/pt-BR/docs/Web/JavaScript/Reference/Global_Objects/Number/MAX_VALUE" text:style-name="Internet_20_link" text:visited-style-name="Visited_20_Internet_20_Link"><text:span text:style-name="Source_20_Text">Number.MAX_VALUE</text:span></text:a> </text:p>
      <text:p text:style-name="List_20_Contents">O maior número representável positivo. </text:p>
      <text:p text:style-name="List_20_Heading"><text:a xlink:type="simple" xlink:href="https://developer.mozilla.org/pt-BR/docs/Web/JavaScript/Reference/Global_Objects/Number/MIN_SAFE_INTEGER" text:style-name="Internet_20_link" text:visited-style-name="Visited_20_Internet_20_Link"><text:span text:style-name="Source_20_Text">Number.MIN_SAFE_INTEGER</text:span></text:a> </text:p>
      <text:p text:style-name="List_20_Contents">O inteiro mínimo seguro em JavaScript (-(2<text:span text:style-name="T1">53</text:span> -1)). </text:p>
      <text:p text:style-name="List_20_Heading"><text:a xlink:type="simple" xlink:href="https://developer.mozilla.org/pt-BR/docs/Web/JavaScript/Reference/Global_Objects/Number/MIN_VALUE" text:style-name="Internet_20_link" text:visited-style-name="Visited_20_Internet_20_Link"><text:span text:style-name="Source_20_Text">Number.MIN_VALUE</text:span></text:a> </text:p>
      <text:p text:style-name="List_20_Contents">O número mínimo representável positivo - isto é, o número positivo mais próximo de zero (sem ser zero na verdade). </text:p>
      <text:p text:style-name="List_20_Heading"><text:a xlink:type="simple" xlink:href="https://developer.mozilla.org/pt-BR/docs/Web/JavaScript/Reference/Global_Objects/Number/NaN" text:style-name="Internet_20_link" text:visited-style-name="Visited_20_Internet_20_Link"><text:span text:style-name="Source_20_Text">Number.NaN</text:span></text:a> </text:p>
      <text:p text:style-name="List_20_Contents">Valor especial que não é número. </text:p>
      <text:p text:style-name="List_20_Heading"><text:a xlink:type="simple" xlink:href="https://developer.mozilla.org/pt-BR/docs/Web/JavaScript/Reference/Global_Objects/Number/NEGATIVE_INFINITY" text:style-name="Internet_20_link" text:visited-style-name="Visited_20_Internet_20_Link"><text:span text:style-name="Source_20_Text">Number.NEGATIVE_INFINITY</text:span></text:a> </text:p>
      <text:p text:style-name="List_20_Contents">Valor especial representando infinito negativo; retornado no "overflow". </text:p>
      <text:p text:style-name="List_20_Heading"><text:a xlink:type="simple" xlink:href="https://developer.mozilla.org/pt-BR/docs/Web/JavaScript/Reference/Global_Objects/Number/POSITIVE_INFINITY" text:style-name="Internet_20_link" text:visited-style-name="Visited_20_Internet_20_Link"><text:span text:style-name="Source_20_Text">Number.POSITIVE_INFINITY</text:span></text:a> </text:p>
      <text:p text:style-name="List_20_Contents"> Valor especial representando infinito; retornado no "overflow". </text:p>
      <text:p text:style-name="List_20_Heading"><text:a xlink:type="simple" xlink:href="https://developer.mozilla.org/en-US/docs/Web/JavaScript/Reference/Global_Objects/Number" text:style-name="Internet_20_link" text:visited-style-name="Visited_20_Internet_20_Link"><text:span text:style-name="Source_20_Text">Number.prototype</text:span></text:a><text:a xlink:type="simple" xlink:href="https://developer.mozilla.org/en-US/docs/Web/JavaScript/Reference/Global_Objects/Number" text:style-name="Internet_20_link" text:visited-style-name="Visited_20_Internet_20_Link"> (en-US)</text:a> </text:p>
      <text:p text:style-name="P2">Permite a adição de propriedades a um objeto Number. </text:p>
      <text:p text:style-name="P36"><text:soft-page-break/>Properties inherited from <text:a xlink:type="simple" xlink:href="https://developer.mozilla.org/pt-BR/docs/Web/JavaScript/Reference/Global_Objects/Function" text:style-name="Internet_20_link" text:visited-style-name="Visited_20_Internet_20_Link"><text:span text:style-name="Source_20_Text">Function</text:span></text:a>:</text:p>
      <text:p text:style-name="Text_20_body"><text:a xlink:type="simple" xlink:href="https://developer.mozilla.org/pt-BR/docs/Web/JavaScript/Reference/Global_Objects/Function/Arity" text:style-name="Internet_20_link" text:visited-style-name="Visited_20_Internet_20_Link"><text:span text:style-name="Source_20_Text">arity</text:span></text:a>, <text:a xlink:type="simple" xlink:href="https://developer.mozilla.org/pt-BR/docs/Web/JavaScript/Reference/Global_Objects/Function/caller" text:style-name="Internet_20_link" text:visited-style-name="Visited_20_Internet_20_Link"><text:span text:style-name="Source_20_Text">caller</text:span></text:a>, <text:a xlink:type="simple" xlink:href="https://developer.mozilla.org/en-US/docs/Web/JavaScript/Reference/Global_Objects/Function" text:style-name="Internet_20_link" text:visited-style-name="Visited_20_Internet_20_Link">constructor (en-US)</text:a>, <text:a xlink:type="simple" xlink:href="https://developer.mozilla.org/pt-BR/docs/Web/JavaScript/Reference/Global_Objects/Function/length" text:style-name="Internet_20_link" text:visited-style-name="Visited_20_Internet_20_Link"><text:span text:style-name="Source_20_Text">length</text:span></text:a>, <text:a xlink:type="simple" xlink:href="https://developer.mozilla.org/pt-BR/docs/Web/JavaScript/Reference/Global_Objects/Function/name" text:style-name="Internet_20_link" text:visited-style-name="Visited_20_Internet_20_Link"><text:span text:style-name="Source_20_Text">name</text:span></text:a></text:p>
      <text:h text:style-name="Heading_20_2" text:outline-level="2"><text:bookmark text:name="methods"/><text:a xlink:type="simple" xlink:href="https://developer.mozilla.org/pt-BR/docs/Web/JavaScript/Reference/Global_Objects/Number#methods" text:style-name="Internet_20_link" text:visited-style-name="Visited_20_Internet_20_Link">Methods</text:a></text:h>
      <text:p text:style-name="List_20_Heading"><text:a xlink:type="simple" xlink:href="https://developer.mozilla.org/pt-BR/docs/Web/JavaScript/Reference/Global_Objects/Number/isNaN" text:style-name="Internet_20_link" text:visited-style-name="Visited_20_Internet_20_Link"><text:span text:style-name="Source_20_Text">Number.isNaN()</text:span></text:a> </text:p>
      <text:p text:style-name="List_20_Contents">Determina se o valor passado é NaN. </text:p>
      <text:p text:style-name="List_20_Heading"><text:a xlink:type="simple" xlink:href="https://developer.mozilla.org/pt-BR/docs/Web/JavaScript/Reference/Global_Objects/Number/isFinite" text:style-name="Internet_20_link" text:visited-style-name="Visited_20_Internet_20_Link"><text:span text:style-name="Source_20_Text">Number.isFinite()</text:span></text:a> </text:p>
      <text:p text:style-name="List_20_Contents">Determina se o tipo e o valor passado é um número finito. </text:p>
      <text:p text:style-name="List_20_Heading"><text:a xlink:type="simple" xlink:href="https://developer.mozilla.org/pt-BR/docs/Web/JavaScript/Reference/Global_Objects/Number/isInteger" text:style-name="Internet_20_link" text:visited-style-name="Visited_20_Internet_20_Link"><text:span text:style-name="Source_20_Text">Number.isInteger()</text:span></text:a> </text:p>
      <text:p text:style-name="List_20_Contents">Determina se o tipo do valor passado é  inteiro. </text:p>
      <text:p text:style-name="List_20_Heading"><text:a xlink:type="simple" xlink:href="https://developer.mozilla.org/pt-BR/docs/Web/JavaScript/Reference/Global_Objects/Number/isSafeInteger" text:style-name="Internet_20_link" text:visited-style-name="Visited_20_Internet_20_Link"><text:span text:style-name="Source_20_Text">Number.isSafeInteger()</text:span></text:a> </text:p>
      <text:p text:style-name="List_20_Contents">Determina se o tipo do valor passado é um inteiro seguro (número entre -(2<text:span text:style-name="T1">53</text:span> -1) e 2<text:span text:style-name="T1">53</text:span> -1). </text:p>
      <text:p text:style-name="P3"><text:span text:style-name="Source_20_Text"><text:span text:style-name="T2">Number.toInteger()</text:span></text:span><text:span text:style-name="T2"> </text:span></text:p>
      <text:p text:style-name="List_20_Contents"><text:span text:style-name="T2">Usado para avaliar o valor passado e convertê-lo a um inteiro (ou infinito), mas foi removido.</text:span> </text:p>
      <text:p text:style-name="List_20_Heading"><text:a xlink:type="simple" xlink:href="https://developer.mozilla.org/pt-BR/docs/Web/JavaScript/Reference/Global_Objects/Number/parseFloat" text:style-name="Internet_20_link" text:visited-style-name="Visited_20_Internet_20_Link"><text:span text:style-name="Source_20_Text">Number.parseFloat()</text:span></text:a> </text:p>
      <text:p text:style-name="List_20_Contents">O valor é o mesmo que <text:a xlink:type="simple" xlink:href="https://developer.mozilla.org/pt-BR/docs/Web/JavaScript/Reference/Global_Objects/parseFloat" text:style-name="Internet_20_link" text:visited-style-name="Visited_20_Internet_20_Link"><text:span text:style-name="Source_20_Text">parseFloat</text:span></text:a> do objeto global. </text:p>
      <text:p text:style-name="List_20_Heading"><text:a xlink:type="simple" xlink:href="https://developer.mozilla.org/pt-BR/docs/Web/JavaScript/Reference/Global_Objects/Number/parseInt" text:style-name="Internet_20_link" text:visited-style-name="Visited_20_Internet_20_Link"><text:span text:style-name="Source_20_Text">Number.parseInt()</text:span></text:a> </text:p>
      <text:p text:style-name="P2">O valor é o mesmo que <text:a xlink:type="simple" xlink:href="https://developer.mozilla.org/pt-BR/docs/Web/JavaScript/Reference/Global_Objects/parseInt" text:style-name="Internet_20_link" text:visited-style-name="Visited_20_Internet_20_Link"><text:span text:style-name="Source_20_Text">parseInt</text:span></text:a> do objeto global. </text:p>
      <text:p text:style-name="P36">Methods inherited from <text:a xlink:type="simple" xlink:href="https://developer.mozilla.org/pt-BR/docs/Web/JavaScript/Reference/Global_Objects/Function" text:style-name="Internet_20_link" text:visited-style-name="Visited_20_Internet_20_Link"><text:span text:style-name="Source_20_Text">Function</text:span></text:a>:</text:p>
      <text:p text:style-name="Text_20_body"><text:a xlink:type="simple" xlink:href="https://developer.mozilla.org/pt-BR/docs/Web/JavaScript/Reference/Global_Objects/Function/apply" text:style-name="Internet_20_link" text:visited-style-name="Visited_20_Internet_20_Link"><text:span text:style-name="Source_20_Text">apply</text:span></text:a>, <text:a xlink:type="simple" xlink:href="https://developer.mozilla.org/pt-BR/docs/Web/JavaScript/Reference/Global_Objects/Function/call" text:style-name="Internet_20_link" text:visited-style-name="Visited_20_Internet_20_Link"><text:span text:style-name="Source_20_Text">call</text:span></text:a>, <text:a xlink:type="simple" xlink:href="https://developer.mozilla.org/pt-BR/docs/Web/JavaScript/Reference/Global_Objects/Function/toSource" text:style-name="Internet_20_link" text:visited-style-name="Visited_20_Internet_20_Link"><text:span text:style-name="Source_20_Text">toSource</text:span></text:a>, <text:a xlink:type="simple" xlink:href="https://developer.mozilla.org/pt-BR/docs/Web/JavaScript/Reference/Global_Objects/Function/toString" text:style-name="Internet_20_link" text:visited-style-name="Visited_20_Internet_20_Link"><text:span text:style-name="Source_20_Text">toString</text:span></text:a></text:p>
      <text:h text:style-name="Heading_20_2" text:outline-level="2"><text:bookmark text:name="number_instances"/><text:a xlink:type="simple" xlink:href="https://developer.mozilla.org/pt-BR/docs/Web/JavaScript/Reference/Global_Objects/Number#number_instances" text:style-name="Internet_20_link" text:visited-style-name="Visited_20_Internet_20_Link">Instâncias</text:a><text:a xlink:type="simple" xlink:href="https://developer.mozilla.org/pt-BR/docs/Web/JavaScript/Reference/Global_Objects/Number#number_instances" text:style-name="Internet_20_link" text:visited-style-name="Visited_20_Internet_20_Link"><text:span text:style-name="Source_20_Text"> Number</text:span></text:a><text:a xlink:type="simple" xlink:href="https://developer.mozilla.org/pt-BR/docs/Web/JavaScript/Reference/Global_Objects/Number#number_instances" text:style-name="Internet_20_link" text:visited-style-name="Visited_20_Internet_20_Link">  </text:a></text:h>
      <text:p text:style-name="Text_20_body">Toda instância <text:span text:style-name="Source_20_Text">Number</text:span> herdam de <text:a xlink:type="simple" xlink:href="https://developer.mozilla.org/en-US/docs/Web/JavaScript/Reference/Global_Objects/Number" text:style-name="Internet_20_link" text:visited-style-name="Visited_20_Internet_20_Link"><text:span text:style-name="Source_20_Text">Number.prototype</text:span></text:a><text:a xlink:type="simple" xlink:href="https://developer.mozilla.org/en-US/docs/Web/JavaScript/Reference/Global_Objects/Number" text:style-name="Internet_20_link" text:visited-style-name="Visited_20_Internet_20_Link"> (en-US)</text:a>. O objeto 'prototype' do construtor <text:span text:style-name="Source_20_Text">Number</text:span> pode ser modificado para afetar todas as instâncias <text:span text:style-name="Source_20_Text">Number</text:span>.</text:p>
      <text:h text:style-name="Heading_20_3" text:outline-level="3"><text:bookmark text:name="methods_of_number_instance"/><text:a xlink:type="simple" xlink:href="https://developer.mozilla.org/pt-BR/docs/Web/JavaScript/Reference/Global_Objects/Number#methods_of_number_instance" text:style-name="Internet_20_link" text:visited-style-name="Visited_20_Internet_20_Link">Métodos</text:a></text:h>
      <text:p text:style-name="Text_20_body">{{page('/en-US/docs/Web/JavaScript/Reference/Global_Objects/Number/prototype', 'Methods')}}</text:p>
      <text:h text:style-name="Heading_20_2" text:outline-level="2"><text:bookmark text:name="examples"/><text:a xlink:type="simple" xlink:href="https://developer.mozilla.org/pt-BR/docs/Web/JavaScript/Reference/Global_Objects/Number#examples" text:style-name="Internet_20_link" text:visited-style-name="Visited_20_Internet_20_Link">Exemplos</text:a></text:h>
      <text:h text:style-name="Heading_20_3" text:outline-level="3"><text:bookmark text:name="example_using_the_number_object_to_assign_values_to_numeric_variables"/><text:a xlink:type="simple" xlink:href="https://developer.mozilla.org/pt-BR/docs/Web/JavaScript/Reference/Global_Objects/Number#example_using_the_number_object_to_assign_values_to_numeric_variables" text:style-name="Internet_20_link" text:visited-style-name="Visited_20_Internet_20_Link">Exemplo: Usando o objeto </text:a><text:a xlink:type="simple" xlink:href="https://developer.mozilla.org/pt-BR/docs/Web/JavaScript/Reference/Global_Objects/Number#example_using_the_number_object_to_assign_values_to_numeric_variables" text:style-name="Internet_20_link" text:visited-style-name="Visited_20_Internet_20_Link"><text:span text:style-name="Source_20_Text">Number</text:span></text:a><text:a xlink:type="simple" xlink:href="https://developer.mozilla.org/pt-BR/docs/Web/JavaScript/Reference/Global_Objects/Number#example_using_the_number_object_to_assign_values_to_numeric_variables" text:style-name="Internet_20_link" text:visited-style-name="Visited_20_Internet_20_Link"> para atribuir valores a variáveis numéricas</text:a></text:h>
      <text:p text:style-name="Text_20_body">O seguinte exemplo usa as propriedades do objeto <text:span text:style-name="Source_20_Text">Number</text:span> para atribuir valores a várias variáveis numéricas:</text:p>
      <text:p text:style-name="Preformatted_20_Text"><text:span text:style-name="Source_20_Text">var biggestNum = Number.MAX_VALUE;</text:span></text:p>
      <text:p text:style-name="Preformatted_20_Text"><text:span text:style-name="Source_20_Text">var smallestNum = Number.MIN_VALUE;</text:span></text:p>
      <text:p text:style-name="Preformatted_20_Text"><text:span text:style-name="Source_20_Text">var infiniteNum = Number.POSITIVE_INFINITY;</text:span></text:p>
      <text:p text:style-name="Preformatted_20_Text"><text:span text:style-name="Source_20_Text">var negInfiniteNum = Number.NEGATIVE_INFINITY;</text:span></text:p>
      <text:p text:style-name="P7"><text:span text:style-name="Source_20_Text">var notANum = Number.NaN;</text:span></text:p>
      <text:h text:style-name="Heading_20_3" text:outline-level="3"><text:bookmark text:name="example_using_number_to_convert_a_date_object"/><text:soft-page-break/><text:a xlink:type="simple" xlink:href="https://developer.mozilla.org/pt-BR/docs/Web/JavaScript/Reference/Global_Objects/Number#example_using_number_to_convert_a_date_object" text:style-name="Internet_20_link" text:visited-style-name="Visited_20_Internet_20_Link">Exemplo: Intervalo inteiro para </text:a><text:a xlink:type="simple" xlink:href="https://developer.mozilla.org/pt-BR/docs/Web/JavaScript/Reference/Global_Objects/Number#example_using_number_to_convert_a_date_object" text:style-name="Internet_20_link" text:visited-style-name="Visited_20_Internet_20_Link"><text:span text:style-name="Source_20_Text">Number</text:span></text:a></text:h>
      <text:p text:style-name="Text_20_body">O seguinte exemplo mostra os valores inteiros mínimo e máximo que podem ser representados como objeto <text:span text:style-name="Source_20_Text">Number</text:span> (para mais detalhes, referir-se ao padrão EcmaScript standard (EcmaScript standard), capítulo <text:span text:style-name="Emphasis">8.5 O tipo de número (The Number Type</text:span>):</text:p>
      <text:p text:style-name="Preformatted_20_Text"><text:span text:style-name="Source_20_Text">var maxInt = 9007199254740992;</text:span></text:p>
      <text:p text:style-name="P7"><text:span text:style-name="Source_20_Text">var minInt = -9007199254740992;</text:span></text:p>
      <text:p text:style-name="Text_20_body">Ao analisar dados que foram serializados para JSON, valores inteiros que caem fora desse intervalo podem ser corrompidos quando o analisador JSON os converte ao tipo <text:span text:style-name="Source_20_Text">Number</text:span>. Usando <text:span text:style-name="Source_20_Text">String </text:span>em vez disso é uma possível alternativa para se evitar um resultado indesejado.</text:p>
      <text:h text:style-name="Heading_20_3" text:outline-level="3"><text:bookmark text:name="example_using_number_to_convert_a_date_object_2"/><text:a xlink:type="simple" xlink:href="https://developer.mozilla.org/pt-BR/docs/Web/JavaScript/Reference/Global_Objects/Number#example_using_number_to_convert_a_date_object_2" text:style-name="Internet_20_link" text:visited-style-name="Visited_20_Internet_20_Link">Exemplo: Usando </text:a><text:a xlink:type="simple" xlink:href="https://developer.mozilla.org/pt-BR/docs/Web/JavaScript/Reference/Global_Objects/Number#example_using_number_to_convert_a_date_object_2" text:style-name="Internet_20_link" text:visited-style-name="Visited_20_Internet_20_Link"><text:span text:style-name="Source_20_Text">Number para converter um objeto</text:span></text:a><text:a xlink:type="simple" xlink:href="https://developer.mozilla.org/pt-BR/docs/Web/JavaScript/Reference/Global_Objects/Number#example_using_number_to_convert_a_date_object_2" text:style-name="Internet_20_link" text:visited-style-name="Visited_20_Internet_20_Link"> </text:a><text:a xlink:type="simple" xlink:href="https://developer.mozilla.org/pt-BR/docs/Web/JavaScript/Reference/Global_Objects/Number#example_using_number_to_convert_a_date_object_2" text:style-name="Internet_20_link" text:visited-style-name="Visited_20_Internet_20_Link"><text:span text:style-name="Source_20_Text">Date</text:span></text:a></text:h>
      <text:p text:style-name="Text_20_body">O exemplo a seguir converte o objeto <text:span text:style-name="Source_20_Text">Date</text:span> para um valor numérico usando <text:span text:style-name="Source_20_Text">Number como uma função</text:span>:</text:p>
      <text:p text:style-name="Preformatted_20_Text"><text:span text:style-name="Source_20_Text">var d = new Date("December 17, 1995 03:24:00");</text:span></text:p>
      <text:p text:style-name="P7"><text:span text:style-name="Source_20_Text">print(Number(d));</text:span></text:p>
      <text:p text:style-name="Text_20_body">Isto resulta em "819199440000".</text:p>
      <text:h text:style-name="Heading_20_3" text:outline-level="3"><text:bookmark text:name="converte_'string'_numérica_em_números"/><text:a xlink:type="simple" xlink:href="https://developer.mozilla.org/pt-BR/docs/Web/JavaScript/Reference/Global_Objects/Number#converte_'string'_numérica_em_números" text:style-name="Internet_20_link" text:visited-style-name="Visited_20_Internet_20_Link">Converte 'string' numérica em números</text:a></text:h>
      <text:p text:style-name="Preformatted_20_Text"><text:span text:style-name="Source_20_Text">Number('123') <text:s text:c="4"/>// 123</text:span></text:p>
      <text:p text:style-name="Preformatted_20_Text"><text:span text:style-name="Source_20_Text">Number('12.3') <text:s text:c="3"/>// 12.3</text:span></text:p>
      <text:p text:style-name="Preformatted_20_Text"><text:span text:style-name="Source_20_Text">Number('') <text:s text:c="7"/>// 0</text:span></text:p>
      <text:p text:style-name="Preformatted_20_Text"><text:span text:style-name="Source_20_Text">Number('0x11') <text:s text:c="3"/>// 17</text:span></text:p>
      <text:p text:style-name="Preformatted_20_Text"><text:span text:style-name="Source_20_Text">Number('0b11') <text:s text:c="3"/>// 3</text:span></text:p>
      <text:p text:style-name="Preformatted_20_Text"><text:span text:style-name="Source_20_Text">Number('0o11') <text:s text:c="3"/>// 9</text:span></text:p>
      <text:p text:style-name="Preformatted_20_Text"><text:span text:style-name="Source_20_Text">Number('foo') <text:s text:c="4"/>// NaN</text:span></text:p>
      <text:p text:style-name="P7"><text:span text:style-name="Source_20_Text">Number('100a') <text:s text:c="3"/>// NaN</text:span></text:p>
      <text:h text:style-name="Heading_20_2" text:outline-level="2"><text:bookmark text:name="especificações"/><text:a xlink:type="simple" xlink:href="https://developer.mozilla.org/pt-BR/docs/Web/JavaScript/Reference/Global_Objects/Number#especificações" text:style-name="Internet_20_link" text:visited-style-name="Visited_20_Internet_20_Link">Especificações</text:a></text:h>
      <table:table table:name="Tabela1" table:style-name="Tabela1">
        <table:table-column table:style-name="Tabela1.A"/>
        <table:table-column table:style-name="Tabela1.B"/>
        <table:table-column table:style-name="Tabela1.C"/>
        <table:table-row table:style-name="TableLine94619322617568">
          <table:table-cell table:style-name="Tabela1.A1" office:value-type="string">
            <text:p text:style-name="Table_20_Heading">Especificação</text:p>
          </table:table-cell>
          <table:table-cell table:style-name="Tabela1.A1" office:value-type="string">
            <text:p text:style-name="Table_20_Heading">Situação</text:p>
          </table:table-cell>
          <table:table-cell table:style-name="Tabela1.A1" office:value-type="string">
            <text:p text:style-name="Table_20_Heading">Comentário</text:p>
          </table:table-cell>
        </table:table-row>
        <table:table-row table:style-name="TableLine94619322617568">
          <table:table-cell table:style-name="Tabela1.A1" office:value-type="string">
            <text:p text:style-name="Table_20_Contents">Primeiro edição ECMAScript. Implementado em JavaScript 1.1</text:p>
          </table:table-cell>
          <table:table-cell table:style-name="Tabela1.A1" office:value-type="string">
            <text:p text:style-name="Table_20_Contents">Padrão</text:p>
          </table:table-cell>
          <table:table-cell table:style-name="Tabela1.A1" office:value-type="string">
            <text:p text:style-name="Table_20_Contents">definição inicial.</text:p>
          </table:table-cell>
        </table:table-row>
        <table:table-row table:style-name="TableLine94619322617568">
          <table:table-cell table:style-name="Tabela1.A1" office:value-type="string">
            <text:p text:style-name="Table_20_Contents"><text:a xlink:type="simple" xlink:href="https://www.ecma-international.org/ecma-262/5.1/#sec-15.7" text:style-name="Internet_20_link" text:visited-style-name="Visited_20_Internet_20_Link"><text:span text:style-name="T4">ECMAScript 5.1 (ECMA-262)<text:line-break/></text:span></text:a><text:a xlink:type="simple" xlink:href="https://www.ecma-international.org/ecma-262/5.1/#sec-15.7" text:style-name="Internet_20_link" text:visited-style-name="Visited_20_Internet_20_Link"><text:span text:style-name="T3">The definition of 'Number' in that specification.</text:span></text:a></text:p>
          </table:table-cell>
          <table:table-cell table:style-name="Tabela1.A1" office:value-type="string">
            <text:p text:style-name="Table_20_Contents">Padrão</text:p>
          </table:table-cell>
          <table:table-cell table:style-name="Tabela1.A1" office:value-type="string">
            <text:p text:style-name="Table_20_Contents"> </text:p>
          </table:table-cell>
        </table:table-row>
        <table:table-row table:style-name="TableLine94619322617568">
          <table:table-cell table:style-name="Tabela1.A1" office:value-type="string">
            <text:p text:style-name="Table_20_Contents"><text:a xlink:type="simple" xlink:href="https://www.ecma-international.org/ecma-262/6.0/#sec-number-objects" text:style-name="Internet_20_link" text:visited-style-name="Visited_20_Internet_20_Link"><text:span text:style-name="T4">ECMAScript 2015 (6th Edition, ECMA-262)<text:line-break/></text:span></text:a><text:a xlink:type="simple" xlink:href="https://www.ecma-international.org/ecma-262/6.0/#sec-number-objects" text:style-name="Internet_20_link" text:visited-style-name="Visited_20_Internet_20_Link"><text:span text:style-name="T3">The definition of 'Number' in that specification.</text:span></text:a></text:p>
          </table:table-cell>
          <table:table-cell table:style-name="Tabela1.A1" office:value-type="string">
            <text:p text:style-name="Table_20_Contents">Padrão</text:p>
          </table:table-cell>
          <table:table-cell table:style-name="Tabela1.A1" office:value-type="string">
            <text:p text:style-name="Table_20_Contents">Novos métodos e propriedades adicionadas (EPSILON, isFinite, isInteger, isNaN, parseFloat, parseInt)</text:p>
          </table:table-cell>
        </table:table-row>
      </table:table>
      <text:h text:style-name="Heading_20_2" text:outline-level="2"><text:bookmark text:name="browser_compatibility"/><text:a xlink:type="simple" xlink:href="https://developer.mozilla.org/pt-BR/docs/Web/JavaScript/Reference/Global_Objects/Number#browser_compatibility" text:style-name="Internet_20_link" text:visited-style-name="Visited_20_Internet_20_Link">Compatibilidade com navegadores</text:a></text:h>
      <text:p text:style-name="Text_20_body"><text:a xlink:type="simple" xlink:href="https://github.com/mdn/browser-compat-data" text:style-name="Internet_20_link" text:visited-style-name="Visited_20_Internet_20_Link"><text:span text:style-name="Strong_20_Emphasis">Estamos convertendo nossos dados de compatibilidade para o formato JSON</text:span></text:a>. Esta tabela de compatibilidade ainda usa o formato antigo, pois ainda não convertemos os dados que ela contém. <text:a xlink:type="simple" xlink:href="https://developer.mozilla.org/en-US/docs/MDN/Structures/Compatibility_tables" text:style-name="Internet_20_link" text:visited-style-name="Visited_20_Internet_20_Link"><text:span text:style-name="Strong_20_Emphasis">Descubra como você pode ajudar! (en-US)</text:span></text:a></text:p>
      <text:list xml:id="list4530555" text:style-name="L2">
        <text:list-item>
          <text:p text:style-name="P38"><text:bookmark text:name="AutoCompatibilityTable"/><text:a xlink:type="simple" xlink:href="https://developer.mozilla.org/pt-BR/docs/Web/JavaScript/Reference/Global_Objects/Number#compat-desktop" text:style-name="Internet_20_link" text:visited-style-name="Visited_20_Internet_20_Link">Desktop</text:a> </text:p>
        </text:list-item>
        <text:list-item>
          <text:p text:style-name="P16"><text:soft-page-break/><text:a xlink:type="simple" xlink:href="https://developer.mozilla.org/pt-BR/docs/Web/JavaScript/Reference/Global_Objects/Number#compat-mobile" text:style-name="Internet_20_link" text:visited-style-name="Visited_20_Internet_20_Link">Dispositivo móvel</text:a> </text:p>
        </text:list-item>
      </text:list>
      <text:section text:style-name="Sect1" text:name="compat-deskto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leLine94619448468400">
            <table:table-cell table:style-name="Tabela2.A1" office:value-type="string">
              <text:p text:style-name="Table_20_Heading">Configuração</text:p>
            </table:table-cell>
            <table:table-cell table:style-name="Tabela2.A1" office:value-type="string">
              <text:p text:style-name="Table_20_Heading">Chrome</text:p>
            </table:table-cell>
            <table:table-cell table:style-name="Tabela2.A1" office:value-type="string">
              <text:p text:style-name="Table_20_Heading">Firefox (Gecko)</text:p>
            </table:table-cell>
            <table:table-cell table:style-name="Tabela2.A1" office:value-type="string">
              <text:p text:style-name="Table_20_Heading">Internet Explorer</text:p>
            </table:table-cell>
            <table:table-cell table:style-name="Tabela2.A1" office:value-type="string">
              <text:p text:style-name="Table_20_Heading">Opera</text:p>
            </table:table-cell>
            <table:table-cell table:style-name="Tabela2.A1" office:value-type="string">
              <text:p text:style-name="Table_20_Heading">Safari</text:p>
            </table:table-cell>
          </table:table-row>
          <table:table-row table:style-name="TableLine94619448468400">
            <table:table-cell table:style-name="Tabela2.A1" office:value-type="string">
              <text:p text:style-name="Table_20_Contents">Suporte básico</text:p>
            </table:table-cell>
            <table:table-cell table:style-name="Tabela2.A1" office:value-type="string">
              <text:p text:style-name="P13">(Yes)</text:p>
            </table:table-cell>
            <table:table-cell table:style-name="Tabela2.A1" office:value-type="string">
              <text:p text:style-name="P13">(Yes)</text:p>
            </table:table-cell>
            <table:table-cell table:style-name="Tabela2.A1" office:value-type="string">
              <text:p text:style-name="P13">(Yes)</text:p>
            </table:table-cell>
            <table:table-cell table:style-name="Tabela2.A1" office:value-type="string">
              <text:p text:style-name="P13">(Yes)</text:p>
            </table:table-cell>
            <table:table-cell table:style-name="Tabela2.A1" office:value-type="string">
              <text:p text:style-name="P13">(Yes)</text:p>
            </table:table-cell>
          </table:table-row>
        </table:table>
        <text:p text:style-name="Text_20_body"/>
      </text:section>
      <text:section text:style-name="Sect1" text:name="compat-mobi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leLine94619448519360">
            <table:table-cell table:style-name="Tabela3.A1" office:value-type="string">
              <text:p text:style-name="Table_20_Heading">Configuração</text:p>
            </table:table-cell>
            <table:table-cell table:style-name="Tabela3.A1" office:value-type="string">
              <text:p text:style-name="Table_20_Heading">Android</text:p>
            </table:table-cell>
            <table:table-cell table:style-name="Tabela3.A1" office:value-type="string">
              <text:p text:style-name="Table_20_Heading">Chrome for Android</text:p>
            </table:table-cell>
            <table:table-cell table:style-name="Tabela3.A1" office:value-type="string">
              <text:p text:style-name="Table_20_Heading">Firefox Mobile (Gecko)</text:p>
            </table:table-cell>
            <table:table-cell table:style-name="Tabela3.A1" office:value-type="string">
              <text:p text:style-name="Table_20_Heading">IE Mobile</text:p>
            </table:table-cell>
            <table:table-cell table:style-name="Tabela3.A1" office:value-type="string">
              <text:p text:style-name="Table_20_Heading">Opera Mobile</text:p>
            </table:table-cell>
            <table:table-cell table:style-name="Tabela3.A1" office:value-type="string">
              <text:p text:style-name="Table_20_Heading">Safari Mobile</text:p>
            </table:table-cell>
          </table:table-row>
          <table:table-row table:style-name="TableLine94619448519360">
            <table:table-cell table:style-name="Tabela3.A1" office:value-type="string">
              <text:p text:style-name="Table_20_Contents">Suporte básico</text:p>
            </table:table-cell>
            <table:table-cell table:style-name="Tabela3.A1" office:value-type="string">
              <text:p text:style-name="P13">(Yes)</text:p>
            </table:table-cell>
            <table:table-cell table:style-name="Tabela3.A1" office:value-type="string">
              <text:p text:style-name="P13">(Yes)</text:p>
            </table:table-cell>
            <table:table-cell table:style-name="Tabela3.A1" office:value-type="string">
              <text:p text:style-name="P13">(Yes)</text:p>
            </table:table-cell>
            <table:table-cell table:style-name="Tabela3.A1" office:value-type="string">
              <text:p text:style-name="P13">(Yes)</text:p>
            </table:table-cell>
            <table:table-cell table:style-name="Tabela3.A1" office:value-type="string">
              <text:p text:style-name="P13">(Yes)</text:p>
            </table:table-cell>
            <table:table-cell table:style-name="Tabela3.A1" office:value-type="string">
              <text:p text:style-name="P13">(Yes)</text:p>
            </table:table-cell>
          </table:table-row>
        </table:table>
        <text:p text:style-name="Text_20_body"/>
      </text:section>
      <text:h text:style-name="Heading_20_2" text:outline-level="2"><text:bookmark text:name="see_also"/><text:a xlink:type="simple" xlink:href="https://developer.mozilla.org/pt-BR/docs/Web/JavaScript/Reference/Global_Objects/Number#see_also" text:style-name="Internet_20_link" text:visited-style-name="Visited_20_Internet_20_Link">Veja também</text:a></text:h>
      <text:list xml:id="list150966557" text:style-name="L3">
        <text:list-item>
          <text:p text:style-name="P39"><text:a xlink:type="simple" xlink:href="https://developer.mozilla.org/pt-BR/docs/Web/JavaScript/Reference/Global_Objects/NaN" text:style-name="Internet_20_link" text:visited-style-name="Visited_20_Internet_20_Link"><text:span text:style-name="Source_20_Text">NaN</text:span></text:a> </text:p>
        </text:list-item>
        <text:list-item>
          <text:p text:style-name="P17">O objeto global <text:a xlink:type="simple" xlink:href="https://developer.mozilla.org/pt-BR/docs/Web/JavaScript/Reference/Global_Objects/Math" text:style-name="Internet_20_link" text:visited-style-name="Visited_20_Internet_20_Link"><text:span text:style-name="Source_20_Text">Math</text:span></text:a> </text:p>
        </text:list-item>
      </text:list>
      <text:p text:style-name="Standard"/>
      <text:h text:style-name="P1" text:outline-level="1">JavaScript Number()</text:h>
      <text:h text:style-name="Heading_20_3" text:outline-level="3">Examples</text:h>
      <text:p text:style-name="Text_20_body">Convert booleans and dates to a number:</text:p>
      <text:p text:style-name="P18">Number(<text:span text:style-name="T5">true</text:span>);<text:line-break/>Number(<text:span text:style-name="T5">false</text:span>);<text:line-break/>Number(<text:span text:style-name="T5">new</text:span> Date());<text:span text:style-name="T6"> </text:span></text:p>
      <text:p text:style-name="Text_20_body">More examples below.</text:p>
      <text:p text:style-name="Horizontal_20_Line"/>
      <text:h text:style-name="Heading_20_2" text:outline-level="2">Definition and Usage</text:h>
      <text:p text:style-name="Text_20_body">The <text:span text:style-name="Source_20_Text">Number()</text:span> method converts a value to a number.</text:p>
      <text:p text:style-name="Text_20_body">If the value cannot be converted, <text:span text:style-name="Source_20_Text">NaN</text:span> is returned.</text:p>
      <text:h text:style-name="Heading_20_2" text:outline-level="2">Notes</text:h>
      <text:p text:style-name="Text_20_body">For <text:span text:style-name="T7">booleans</text:span>, Number() returns 0 or 1.</text:p>
      <text:p text:style-name="Text_20_body">For <text:span text:style-name="T7">dates</text:span>, Number() returns milliseconds since January 1, 1970 00:00:00.</text:p>
      <text:p text:style-name="Text_20_body">For <text:span text:style-name="T7">strings</text:span>, Number() returns a number or NaN.</text:p>
      <text:p text:style-name="Horizontal_20_Line"/>
      <text:h text:style-name="Heading_20_2" text:outline-level="2">Syntax</text:h>
      <text:p text:style-name="Text_20_body">Number(value)</text:p>
      <text:h text:style-name="Heading_20_2" text:outline-level="2">Parameters</text:h>
      <table:table table:name="Tabela4" table:style-name="Tabela4">
        <table:table-column table:style-name="Tabela4.A"/>
        <table:table-column table:style-name="Tabela4.B"/>
        <table:table-row table:style-name="TableLine94619455907888">
          <table:table-cell table:style-name="Tabela4.A1" office:value-type="string">
            <text:p text:style-name="Table_20_Contents">Parameter</text:p>
          </table:table-cell>
          <table:table-cell table:style-name="Tabela4.A1" office:value-type="string">
            <text:p text:style-name="Table_20_Contents">Description</text:p>
          </table:table-cell>
        </table:table-row>
        <table:table-row table:style-name="TableLine94619455907888">
          <table:table-cell table:style-name="Tabela4.A1" office:value-type="string">
            <text:p text:style-name="Table_20_Contents">value</text:p>
          </table:table-cell>
          <table:table-cell table:style-name="Tabela4.A1" office:value-type="string">
            <text:p text:style-name="Table_20_Contents">Optional.<text:line-break/>A JavaScript value (variable).</text:p>
          </table:table-cell>
        </table:table-row>
      </table:table>
      <text:h text:style-name="Heading_20_2" text:outline-level="2">Return Value</text:h>
      <table:table table:name="Tabela5" table:style-name="Tabela5">
        <table:table-column table:style-name="Tabela5.A"/>
        <table:table-column table:style-name="Tabela5.B"/>
        <table:table-row table:style-name="TableLine94619322618304">
          <table:table-cell table:style-name="Tabela5.A1" office:value-type="string">
            <text:p text:style-name="Table_20_Contents">Type</text:p>
          </table:table-cell>
          <table:table-cell table:style-name="Tabela5.A1" office:value-type="string">
            <text:p text:style-name="Table_20_Contents">Description</text:p>
          </table:table-cell>
        </table:table-row>
        <table:table-row table:style-name="TableLine94619322618304">
          <table:table-cell table:style-name="Tabela5.A1" office:value-type="string">
            <text:p text:style-name="Table_20_Contents">A number</text:p>
          </table:table-cell>
          <table:table-cell table:style-name="Tabela5.A1" office:value-type="string">
            <text:p text:style-name="Table_20_Contents">Returns the value as a number.<text:line-break/>If the value cannot be converted to a number, NaN is returned.<text:line-break/>If no value is provided, 0 is returned.</text:p>
          </table:table-cell>
        </table:table-row>
      </table:table>
      <text:p text:style-name="Horizontal_20_Line"/>
      <text:section text:style-name="Sect1" text:name="midcontentadcontainer">
        <text:p text:style-name="P19"/>
        <text:section text:style-name="Sect1" text:name="adngin-mid_content-0">
          <text:p text:style-name="P19"/>
        </text:section>
      </text:section>
      <text:p text:style-name="Horizontal_20_Line"/>
      <text:h text:style-name="Heading_20_2" text:outline-level="2"><text:soft-page-break/>Browser Support</text:h>
      <text:p text:style-name="Text_20_body"><text:span text:style-name="Source_20_Text">Number()</text:span> is an ECMAScript1 (ES1) feature.</text:p>
      <text:p text:style-name="Text_20_body">ES1 (JavaScript 1997) is fully supported in all browser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leLine94619373487120">
          <table:table-cell table:style-name="Tabela6.A1" office:value-type="string">
            <text:p text:style-name="P14"/>
          </table:table-cell>
          <table:table-cell table:style-name="Tabela6.A1" office:value-type="string">
            <text:p text:style-name="P14"/>
          </table:table-cell>
          <table:table-cell table:style-name="Tabela6.A1" office:value-type="string">
            <text:p text:style-name="P14"/>
          </table:table-cell>
          <table:table-cell table:style-name="Tabela6.A1" office:value-type="string">
            <text:p text:style-name="P14"/>
          </table:table-cell>
          <table:table-cell table:style-name="Tabela6.A1" office:value-type="string">
            <text:p text:style-name="P14"/>
          </table:table-cell>
          <table:table-cell table:style-name="Tabela6.A1" office:value-type="string">
            <text:p text:style-name="P14"/>
          </table:table-cell>
        </table:table-row>
        <table:table-row table:style-name="TableLine94619373487120">
          <table:table-cell table:style-name="Tabela6.A2" office:value-type="string">
            <text:p text:style-name="Table_20_Contents">Chrome</text:p>
          </table:table-cell>
          <table:table-cell table:style-name="Tabela6.A2" office:value-type="string">
            <text:p text:style-name="Table_20_Contents">IE</text:p>
          </table:table-cell>
          <table:table-cell table:style-name="Tabela6.A2" office:value-type="string">
            <text:p text:style-name="Table_20_Contents">Edge</text:p>
          </table:table-cell>
          <table:table-cell table:style-name="Tabela6.A2" office:value-type="string">
            <text:p text:style-name="Table_20_Contents">Firefox</text:p>
          </table:table-cell>
          <table:table-cell table:style-name="Tabela6.A2" office:value-type="string">
            <text:p text:style-name="Table_20_Contents">Safari</text:p>
          </table:table-cell>
          <table:table-cell table:style-name="Tabela6.A2" office:value-type="string">
            <text:p text:style-name="Table_20_Contents">Opera</text:p>
          </table:table-cell>
        </table:table-row>
        <table:table-row table:style-name="TableLine94619373487120">
          <table:table-cell table:style-name="Tabela6.A2" office:value-type="string">
            <text:p text:style-name="Table_20_Contents">Yes</text:p>
          </table:table-cell>
          <table:table-cell table:style-name="Tabela6.A2" office:value-type="string">
            <text:p text:style-name="Table_20_Contents">Yes</text:p>
          </table:table-cell>
          <table:table-cell table:style-name="Tabela6.A2" office:value-type="string">
            <text:p text:style-name="Table_20_Contents">Yes</text:p>
          </table:table-cell>
          <table:table-cell table:style-name="Tabela6.A2" office:value-type="string">
            <text:p text:style-name="Table_20_Contents">Yes</text:p>
          </table:table-cell>
          <table:table-cell table:style-name="Tabela6.A2" office:value-type="string">
            <text:p text:style-name="Table_20_Contents">Yes</text:p>
          </table:table-cell>
          <table:table-cell table:style-name="Tabela6.A2" office:value-type="string">
            <text:p text:style-name="Table_20_Contents">Yes</text:p>
          </table:table-cell>
        </table:table-row>
      </table:table>
      <text:p text:style-name="Horizontal_20_Line"/>
      <text:h text:style-name="Heading_20_2" text:outline-level="2">More Examples</text:h>
      <text:p text:style-name="Text_20_body">Convert different numbers to a number:</text:p>
      <text:p text:style-name="P18">Number(<text:span text:style-name="T6">999</text:span>);<text:line-break/>Number(<text:span text:style-name="T8">"999"</text:span>);<text:line-break/>Number(<text:span text:style-name="T8">"999 888"</text:span>);<text:span text:style-name="T6"> </text:span></text:p>
      <text:p text:style-name="Text_20_body">Convert different arrays to a number:</text:p>
      <text:p text:style-name="P40">Number([<text:span text:style-name="T6">9</text:span>]);<text:line-break/>Number([<text:span text:style-name="T6">9.9</text:span>]);<text:line-break/>Number([<text:span text:style-name="T6">9</text:span>,<text:span text:style-name="T6">9</text:span>]);</text:p>
      <text:p text:style-name="Standard"/>
      <text:p text:style-name="Standard"><text:a xlink:type="simple" xlink:href="https://www.w3schools.com/jsref/jsref_number.asp" text:style-name="Internet_20_link" text:visited-style-name="Visited_20_Internet_20_Link">https://www.w3schools.com/jsref/jsref_number.asp</text:a></text:p>
      <text:p text:style-name="Standard"/>
      <text:h text:style-name="P1" text:outline-level="1">Numbers</text:h>
      <text:p text:style-name="Text_20_body">In modern JavaScript, there are two types of numbers:</text:p>
      <text:list xml:id="list297668763" text:style-name="L4">
        <text:list-item>
          <text:p text:style-name="P20">Regular numbers in JavaScript are stored in 64-bit format <text:a xlink:type="simple" xlink:href="https://en.wikipedia.org/wiki/IEEE_754-2008_revision" text:style-name="Internet_20_link" text:visited-style-name="Visited_20_Internet_20_Link">IEEE-754</text:a>, also known as “double precision floating point numbers”. These are numbers that we’re using most of the time, and we’ll talk about them in this chapter.</text:p>
        </text:list-item>
        <text:list-item>
          <text:p text:style-name="P20">BigInt numbers, to represent integers of arbitrary length. They are sometimes needed, because a regular number can’t safely exceed <text:span text:style-name="Source_20_Text">2</text:span><text:span text:style-name="Source_20_Text"><text:span text:style-name="T1">53</text:span></text:span> or be less than <text:span text:style-name="Source_20_Text">-2</text:span><text:span text:style-name="Source_20_Text"><text:span text:style-name="T1">53</text:span></text:span>. As bigints are used in few special areas, we devote them a special chapter <text:a xlink:type="simple" xlink:href="https://javascript.info/bigint" text:style-name="Internet_20_link" text:visited-style-name="Visited_20_Internet_20_Link">BigInt</text:a>.</text:p>
        </text:list-item>
      </text:list>
      <text:p text:style-name="Text_20_body">So here we’ll talk about regular numbers. Let’s expand our knowledge of them.</text:p>
      <text:h text:style-name="Heading_20_2" text:outline-level="2"><text:a xlink:type="simple" xlink:href="https://javascript.info/number#more-ways-to-write-a-number" office:name="more-ways-to-write-a-number" text:style-name="Internet_20_link" text:visited-style-name="Visited_20_Internet_20_Link">More ways to write a number</text:a></text:h>
      <text:p text:style-name="Text_20_body">Imagine we need to write 1 billion. The obvious way is:</text:p>
      <text:section text:style-name="Sect1" text:name="7usv5u4jrv">
        <text:p text:style-name="Text_20_body"/>
      </text:section>
      <text:section text:style-name="Sect1" text:name="Seção1">
        <text:p text:style-name="P7"><text:bookmark text:name="7usv5u4jrv"/><text:span text:style-name="Source_20_Text">let billion = 1000000000;</text:span></text:p>
      </text:section>
      <text:p text:style-name="Text_20_body">We also can use underscore <text:span text:style-name="Source_20_Text">_</text:span> as the separator:</text:p>
      <text:section text:style-name="Sect1" text:name="0nviqujnce">
        <text:p text:style-name="Text_20_body"/>
      </text:section>
      <text:section text:style-name="Sect1" text:name="Seção2">
        <text:p text:style-name="P7"><text:bookmark text:name="0nviqujnce"/><text:span text:style-name="Source_20_Text">let billion = 1_000_000_000;</text:span></text:p>
      </text:section>
      <text:p text:style-name="Text_20_body">Here the underscore <text:span text:style-name="Source_20_Text">_</text:span> plays the role of the “syntactic sugar”, it makes the number more readable. The JavaScript engine simply ignores <text:span text:style-name="Source_20_Text">_</text:span> between digits, so it’s exactly the same one billion as above.</text:p>
      <text:p text:style-name="Text_20_body">In real life though, we try to avoid writing long sequences of zeroes. We’re too lazy for that. We’ll try to write something like <text:span text:style-name="Source_20_Text">"1bn"</text:span> for a billion or <text:span text:style-name="Source_20_Text">"7.3bn"</text:span> for 7 billion 300 million. The same is true for most large numbers.</text:p>
      <text:p text:style-name="Text_20_body">In JavaScript, we can shorten a number by appending the letter <text:span text:style-name="Source_20_Text">"e"</text:span> to it and specifying the zeroes count:</text:p>
      <text:section text:style-name="Sect1" text:name="3vst6jyc1t">
        <text:p text:style-name="Text_20_body"/>
      </text:section>
      <text:section text:style-name="Sect1" text:name="Seção3">
        <text:p text:style-name="Preformatted_20_Text"><text:bookmark text:name="3vst6jyc1t"/><text:span text:style-name="Source_20_Text">let billion = 1e9; <text:s/>// 1 billion, literally: 1 and 9 zeroes</text:span></text:p>
        <text:p text:style-name="Preformatted_20_Text"/>
        <text:p text:style-name="P7"><text:span text:style-name="Source_20_Text">alert( 7.3e9 ); <text:s/>// 7.3 billions (same as 7300000000 or 7_300_000_000)</text:span></text:p>
      </text:section>
      <text:p text:style-name="Text_20_body">In other words, <text:span text:style-name="Source_20_Text">e</text:span> multiplies the number by <text:span text:style-name="Source_20_Text">1</text:span> with the given zeroes count.</text:p>
      <text:section text:style-name="Sect1" text:name="gyt84dynpd">
        <text:p text:style-name="Text_20_body"/>
      </text:section>
      <text:section text:style-name="Sect1" text:name="Seção4">
        <text:p text:style-name="Preformatted_20_Text"><text:bookmark text:name="gyt84dynpd"/><text:span text:style-name="Source_20_Text">1e3 === 1 * 1000; // e3 means *1000</text:span></text:p>
        <text:p text:style-name="P7"><text:span text:style-name="Source_20_Text">1.23e6 === 1.23 * 1000000; // e6 means *1000000</text:span></text:p>
      </text:section>
      <text:p text:style-name="Text_20_body">Now let’s write something very small. Say, 1 microsecond (one millionth of a second):</text:p>
      <text:section text:style-name="Sect1" text:name="9qjmmqlgno">
        <text:p text:style-name="Text_20_body"/>
      </text:section>
      <text:section text:style-name="Sect1" text:name="Seção5">
        <text:p text:style-name="P7"><text:bookmark text:name="9qjmmqlgno"/><text:soft-page-break/><text:span text:style-name="Source_20_Text">let mсs = 0.000001;</text:span></text:p>
      </text:section>
      <text:p text:style-name="Text_20_body">Just like before, using <text:span text:style-name="Source_20_Text">"e"</text:span> can help. If we’d like to avoid writing the zeroes explicitly, we could say the same as:</text:p>
      <text:section text:style-name="Sect1" text:name="qfm8wtyzsa">
        <text:p text:style-name="Text_20_body"/>
      </text:section>
      <text:section text:style-name="Sect1" text:name="Seção6">
        <text:p text:style-name="P7"><text:bookmark text:name="qfm8wtyzsa"/><text:span text:style-name="Source_20_Text">let mcs = 1e-6; // six zeroes to the left from 1</text:span></text:p>
      </text:section>
      <text:p text:style-name="Text_20_body">If we count the zeroes in <text:span text:style-name="Source_20_Text">0.000001</text:span>, there are 6 of them. So naturally it’s <text:span text:style-name="Source_20_Text">1e-6</text:span>.</text:p>
      <text:p text:style-name="Text_20_body">In other words, a negative number after <text:span text:style-name="Source_20_Text">"e"</text:span> means a division by 1 with the given number of zeroes:</text:p>
      <text:section text:style-name="Sect1" text:name="gwrkyeuc4u">
        <text:p text:style-name="Text_20_body"/>
      </text:section>
      <text:section text:style-name="Sect1" text:name="Seção7">
        <text:p text:style-name="Preformatted_20_Text"><text:bookmark text:name="gwrkyeuc4u"/><text:span text:style-name="Source_20_Text">// -3 divides by 1 with 3 zeroes</text:span></text:p>
        <text:p text:style-name="Preformatted_20_Text"><text:span text:style-name="Source_20_Text">1e-3 === 1 / 1000; // 0.001</text:span></text:p>
        <text:p text:style-name="Preformatted_20_Text"/>
        <text:p text:style-name="Preformatted_20_Text"><text:span text:style-name="Source_20_Text">// -6 divides by 1 with 6 zeroes</text:span></text:p>
        <text:p text:style-name="P7"><text:span text:style-name="Source_20_Text">1.23e-6 === 1.23 / 1000000; // 0.00000123</text:span></text:p>
      </text:section>
      <text:h text:style-name="Heading_20_3" text:outline-level="3"><text:a xlink:type="simple" xlink:href="https://javascript.info/number#hex-binary-and-octal-numbers" office:name="hex-binary-and-octal-numbers" text:style-name="Internet_20_link" text:visited-style-name="Visited_20_Internet_20_Link">Hex, binary and octal numbers</text:a></text:h>
      <text:p text:style-name="Text_20_body"><text:a xlink:type="simple" xlink:href="https://en.wikipedia.org/wiki/Hexadecimal" text:style-name="Internet_20_link" text:visited-style-name="Visited_20_Internet_20_Link">Hexadecimal</text:a> numbers are widely used in JavaScript to represent colors, encode characters, and for many other things. So naturally, there exists a shorter way to write them: <text:span text:style-name="Source_20_Text">0x</text:span> and then the number.</text:p>
      <text:p text:style-name="Text_20_body">For instance:</text:p>
      <text:section text:style-name="Sect1" text:name="2oie8hog34">
        <text:p text:style-name="Text_20_body"/>
      </text:section>
      <text:section text:style-name="Sect1" text:name="Seção8">
        <text:p text:style-name="Preformatted_20_Text"><text:bookmark text:name="2oie8hog34"/><text:span text:style-name="Source_20_Text">alert( 0xff ); // 255</text:span></text:p>
        <text:p text:style-name="P7"><text:span text:style-name="Source_20_Text">alert( 0xFF ); // 255 (the same, case doesn't matter)</text:span></text:p>
      </text:section>
      <text:p text:style-name="Text_20_body">Binary and octal numeral systems are rarely used, but also supported using the <text:span text:style-name="Source_20_Text">0b</text:span> and <text:span text:style-name="Source_20_Text">0o</text:span> prefixes:</text:p>
      <text:section text:style-name="Sect1" text:name="ykd5g4na7u">
        <text:p text:style-name="Text_20_body"/>
      </text:section>
      <text:section text:style-name="Sect1" text:name="Seção9">
        <text:p text:style-name="Preformatted_20_Text"><text:bookmark text:name="ykd5g4na7u"/><text:span text:style-name="Source_20_Text">let a = 0b11111111; // binary form of 255</text:span></text:p>
        <text:p text:style-name="Preformatted_20_Text"><text:span text:style-name="Source_20_Text">let b = 0o377; // octal form of 255</text:span></text:p>
        <text:p text:style-name="Preformatted_20_Text"/>
        <text:p text:style-name="P7"><text:span text:style-name="Source_20_Text">alert( a == b ); // true, the same number 255 at both sides</text:span></text:p>
      </text:section>
      <text:p text:style-name="Text_20_body">There are only 3 numeral systems with such support. For other numeral systems, we should use the function <text:span text:style-name="Source_20_Text">parseInt</text:span> (which we will see later in this chapter).</text:p>
      <text:h text:style-name="Heading_20_2" text:outline-level="2"><text:a xlink:type="simple" xlink:href="https://javascript.info/number#tostring-base" office:name="tostring-base" text:style-name="Internet_20_link" text:visited-style-name="Visited_20_Internet_20_Link">toString(base)</text:a></text:h>
      <text:p text:style-name="Text_20_body">The method <text:span text:style-name="Source_20_Text">num.toString(base)</text:span> returns a string representation of <text:span text:style-name="Source_20_Text">num</text:span> in the numeral system with the given <text:span text:style-name="Source_20_Text">base</text:span>.</text:p>
      <text:p text:style-name="Text_20_body">For example:</text:p>
      <text:section text:style-name="Sect1" text:name="tsz7ueah23">
        <text:p text:style-name="Text_20_body"/>
      </text:section>
      <text:section text:style-name="Sect1" text:name="Seção10">
        <text:p text:style-name="Preformatted_20_Text"><text:bookmark text:name="tsz7ueah23"/><text:span text:style-name="Source_20_Text">let num = 255;</text:span></text:p>
        <text:p text:style-name="Preformatted_20_Text"/>
        <text:p text:style-name="Preformatted_20_Text"><text:span text:style-name="Source_20_Text">alert( num.toString(16) ); <text:s/>// ff</text:span></text:p>
        <text:p text:style-name="P7"><text:soft-page-break/><text:span text:style-name="Source_20_Text">alert( num.toString(2) ); <text:s text:c="2"/>// 11111111</text:span></text:p>
      </text:section>
      <text:p text:style-name="Text_20_body">The <text:span text:style-name="Source_20_Text">base</text:span> can vary from <text:span text:style-name="Source_20_Text">2</text:span> to <text:span text:style-name="Source_20_Text">36</text:span>. By default it’s <text:span text:style-name="Source_20_Text">10</text:span>.</text:p>
      <text:p text:style-name="Text_20_body">Common use cases for this are:</text:p>
      <text:list xml:id="list3338548550" text:style-name="L5">
        <text:list-item>
          <text:p text:style-name="P21"><text:span text:style-name="Strong_20_Emphasis">base=16</text:span> is used for hex colors, character encodings etc, digits can be <text:span text:style-name="Source_20_Text">0..9</text:span> or <text:span text:style-name="Source_20_Text">A..F</text:span>.</text:p>
        </text:list-item>
        <text:list-item>
          <text:p text:style-name="P21"><text:span text:style-name="Strong_20_Emphasis">base=2</text:span> is mostly for debugging bitwise operations, digits can be <text:span text:style-name="Source_20_Text">0</text:span> or <text:span text:style-name="Source_20_Text">1</text:span>.</text:p>
        </text:list-item>
        <text:list-item>
          <text:p text:style-name="P21"><text:span text:style-name="Strong_20_Emphasis">base=36</text:span> is the maximum, digits can be <text:span text:style-name="Source_20_Text">0..9</text:span> or <text:span text:style-name="Source_20_Text">A..Z</text:span>. The whole latin alphabet is used to represent a number. A funny, but useful case for <text:span text:style-name="Source_20_Text">36</text:span> is when we need to turn a long numeric identifier into something shorter, for example to make a short url. Can simply represent it in the numeral system with base <text:span text:style-name="Source_20_Text">36</text:span>:</text:p>
        </text:list-item>
      </text:list>
      <text:section text:style-name="Sect1" text:name="f597vkfbd5">
        <text:list xml:id="list91859085983150" text:continue-numbering="true" text:style-name="L5">
          <text:list-header>
            <text:p text:style-name="P21"/>
          </text:list-header>
        </text:list>
      </text:section>
      <text:section text:style-name="Sect1" text:name="Seção11">
        <text:list xml:id="list1144169159" text:style-name="L6">
          <text:list-item>
            <text:p text:style-name="P8"><text:bookmark text:name="f597vkfbd5"/><text:span text:style-name="Source_20_Text">alert( 123456..toString(36) ); // 2n9c</text:span></text:p>
          </text:list-item>
        </text:list>
      </text:section>
      <text:list xml:id="list91860886252457" text:continue-numbering="true" text:style-name="L6">
        <text:list-item>
          <text:p text:style-name="P22"/>
        </text:list-item>
      </text:list>
      <text:p text:style-name="Text_20_body">Two dots to call a method</text:p>
      <text:p text:style-name="Text_20_body">Please note that two dots in <text:span text:style-name="Source_20_Text">123456..toString(36)</text:span> is not a typo. If we want to call a method directly on a number, like <text:span text:style-name="Source_20_Text">toString</text:span> in the example above, then we need to place two dots <text:span text:style-name="Source_20_Text">..</text:span> after it.</text:p>
      <text:p text:style-name="Text_20_body">If we placed a single dot: <text:span text:style-name="Source_20_Text">123456.toString(36)</text:span>, then there would be an error, because JavaScript syntax implies the decimal part after the first dot. And if we place one more dot, then JavaScript knows that the decimal part is empty and now goes the method.</text:p>
      <text:p text:style-name="Text_20_body">Also could write <text:span text:style-name="Source_20_Text">(123456).toString(36)</text:span>.</text:p>
      <text:h text:style-name="Heading_20_2" text:outline-level="2"><text:a xlink:type="simple" xlink:href="https://javascript.info/number#rounding" office:name="rounding" text:style-name="Internet_20_link" text:visited-style-name="Visited_20_Internet_20_Link">Rounding</text:a></text:h>
      <text:p text:style-name="Text_20_body">One of the most used operations when working with numbers is rounding.</text:p>
      <text:p text:style-name="Text_20_body">There are several built-in functions for rounding:</text:p>
      <text:p text:style-name="List_20_Heading"><text:span text:style-name="Source_20_Text">Math.floor</text:span> </text:p>
      <text:p text:style-name="List_20_Contents">Rounds down: <text:span text:style-name="Source_20_Text">3.1</text:span> becomes <text:span text:style-name="Source_20_Text">3</text:span>, and <text:span text:style-name="Source_20_Text">-1.1</text:span> becomes <text:span text:style-name="Source_20_Text">-2</text:span>. </text:p>
      <text:p text:style-name="List_20_Heading"><text:span text:style-name="Source_20_Text">Math.ceil</text:span> </text:p>
      <text:p text:style-name="List_20_Contents">Rounds up: <text:span text:style-name="Source_20_Text">3.1</text:span> becomes <text:span text:style-name="Source_20_Text">4</text:span>, and <text:span text:style-name="Source_20_Text">-1.1</text:span> becomes <text:span text:style-name="Source_20_Text">-1</text:span>. </text:p>
      <text:p text:style-name="List_20_Heading"><text:span text:style-name="Source_20_Text">Math.round</text:span> </text:p>
      <text:p text:style-name="List_20_Contents">Rounds to the nearest integer: <text:span text:style-name="Source_20_Text">3.1</text:span> becomes <text:span text:style-name="Source_20_Text">3</text:span>, <text:span text:style-name="Source_20_Text">3.6</text:span> becomes <text:span text:style-name="Source_20_Text">4</text:span>, the middle case: <text:span text:style-name="Source_20_Text">3.5</text:span> rounds up to <text:span text:style-name="Source_20_Text">4</text:span> too. </text:p>
      <text:p text:style-name="List_20_Heading"><text:span text:style-name="Source_20_Text">Math.trunc</text:span> (not supported by Internet Explorer) </text:p>
      <text:p text:style-name="P2">Removes anything after the decimal point without rounding: <text:span text:style-name="Source_20_Text">3.1</text:span> becomes <text:span text:style-name="Source_20_Text">3</text:span>, <text:span text:style-name="Source_20_Text">-1.1</text:span> becomes <text:span text:style-name="Source_20_Text">-1</text:span>. </text:p>
      <text:p text:style-name="Text_20_body">Here’s the table to summarize the differences between them:</text:p>
      <table:table table:name="Tabela7" table:style-name="Tabela7">
        <table:table-column table:style-name="Tabela7.A"/>
        <table:table-column table:style-name="Tabela7.B"/>
        <table:table-column table:style-name="Tabela7.C"/>
        <table:table-column table:style-name="Tabela7.B"/>
        <table:table-column table:style-name="Tabela7.E"/>
        <table:table-header-rows>
          <table:table-row table:style-name="TableLine140188604966656">
            <table:table-cell table:style-name="Tabela7.A1" office:value-type="string">
              <text:p text:style-name="P14"/>
            </table:table-cell>
            <table:table-cell table:style-name="Tabela7.A1" office:value-type="string">
              <text:p text:style-name="Table_20_Heading"><text:span text:style-name="Source_20_Text">Math.floor</text:span></text:p>
            </table:table-cell>
            <table:table-cell table:style-name="Tabela7.A1" office:value-type="string">
              <text:p text:style-name="Table_20_Heading"><text:span text:style-name="Source_20_Text">Math.ceil</text:span></text:p>
            </table:table-cell>
            <table:table-cell table:style-name="Tabela7.A1" office:value-type="string">
              <text:p text:style-name="Table_20_Heading"><text:span text:style-name="Source_20_Text">Math.round</text:span></text:p>
            </table:table-cell>
            <table:table-cell table:style-name="Tabela7.A1" office:value-type="string">
              <text:p text:style-name="Table_20_Heading"><text:span text:style-name="Source_20_Text">Math.trunc</text:span></text:p>
            </table:table-cell>
          </table:table-row>
        </table:table-header-rows>
        <table:table-row table:style-name="TableLine140188604966656">
          <table:table-cell table:style-name="Tabela7.A1" office:value-type="string">
            <text:p text:style-name="Table_20_Contents"><text:span text:style-name="Source_20_Text">3.1</text:span></text:p>
          </table:table-cell>
          <table:table-cell table:style-name="Tabela7.A1" office:value-type="string">
            <text:p text:style-name="Table_20_Contents"><text:span text:style-name="Source_20_Text">3</text:span></text:p>
          </table:table-cell>
          <table:table-cell table:style-name="Tabela7.A1" office:value-type="string">
            <text:p text:style-name="Table_20_Contents"><text:span text:style-name="Source_20_Text">4</text:span></text:p>
          </table:table-cell>
          <table:table-cell table:style-name="Tabela7.A1" office:value-type="string">
            <text:p text:style-name="Table_20_Contents"><text:span text:style-name="Source_20_Text">3</text:span></text:p>
          </table:table-cell>
          <table:table-cell table:style-name="Tabela7.A1" office:value-type="string">
            <text:p text:style-name="Table_20_Contents"><text:span text:style-name="Source_20_Text">3</text:span></text:p>
          </table:table-cell>
        </table:table-row>
        <text:soft-page-break/>
        <table:table-row table:style-name="TableLine140188604966656">
          <table:table-cell table:style-name="Tabela7.A1" office:value-type="string">
            <text:p text:style-name="Table_20_Contents"><text:span text:style-name="Source_20_Text">3.6</text:span></text:p>
          </table:table-cell>
          <table:table-cell table:style-name="Tabela7.A1" office:value-type="string">
            <text:p text:style-name="Table_20_Contents"><text:span text:style-name="Source_20_Text">3</text:span></text:p>
          </table:table-cell>
          <table:table-cell table:style-name="Tabela7.A1" office:value-type="string">
            <text:p text:style-name="Table_20_Contents"><text:span text:style-name="Source_20_Text">4</text:span></text:p>
          </table:table-cell>
          <table:table-cell table:style-name="Tabela7.A1" office:value-type="string">
            <text:p text:style-name="Table_20_Contents"><text:span text:style-name="Source_20_Text">4</text:span></text:p>
          </table:table-cell>
          <table:table-cell table:style-name="Tabela7.A1" office:value-type="string">
            <text:p text:style-name="Table_20_Contents"><text:span text:style-name="Source_20_Text">3</text:span></text:p>
          </table:table-cell>
        </table:table-row>
        <table:table-row table:style-name="TableLine140188604966656">
          <table:table-cell table:style-name="Tabela7.A1" office:value-type="string">
            <text:p text:style-name="Table_20_Contents"><text:span text:style-name="Source_20_Text">-1.1</text:span></text:p>
          </table:table-cell>
          <table:table-cell table:style-name="Tabela7.A1" office:value-type="string">
            <text:p text:style-name="Table_20_Contents"><text:span text:style-name="Source_20_Text">-2</text:span></text:p>
          </table:table-cell>
          <table:table-cell table:style-name="Tabela7.A1" office:value-type="string">
            <text:p text:style-name="Table_20_Contents"><text:span text:style-name="Source_20_Text">-1</text:span></text:p>
          </table:table-cell>
          <table:table-cell table:style-name="Tabela7.A1" office:value-type="string">
            <text:p text:style-name="Table_20_Contents"><text:span text:style-name="Source_20_Text">-1</text:span></text:p>
          </table:table-cell>
          <table:table-cell table:style-name="Tabela7.A1" office:value-type="string">
            <text:p text:style-name="Table_20_Contents"><text:span text:style-name="Source_20_Text">-1</text:span></text:p>
          </table:table-cell>
        </table:table-row>
        <table:table-row table:style-name="TableLine140188604966656">
          <table:table-cell table:style-name="Tabela7.A1" office:value-type="string">
            <text:p text:style-name="Table_20_Contents"><text:span text:style-name="Source_20_Text">-1.6</text:span></text:p>
          </table:table-cell>
          <table:table-cell table:style-name="Tabela7.A1" office:value-type="string">
            <text:p text:style-name="Table_20_Contents"><text:span text:style-name="Source_20_Text">-2</text:span></text:p>
          </table:table-cell>
          <table:table-cell table:style-name="Tabela7.A1" office:value-type="string">
            <text:p text:style-name="Table_20_Contents"><text:span text:style-name="Source_20_Text">-1</text:span></text:p>
          </table:table-cell>
          <table:table-cell table:style-name="Tabela7.A1" office:value-type="string">
            <text:p text:style-name="Table_20_Contents"><text:span text:style-name="Source_20_Text">-2</text:span></text:p>
          </table:table-cell>
          <table:table-cell table:style-name="Tabela7.A1" office:value-type="string">
            <text:p text:style-name="Table_20_Contents"><text:span text:style-name="Source_20_Text">-1</text:span></text:p>
          </table:table-cell>
        </table:table-row>
      </table:table>
      <text:p text:style-name="Text_20_body">These functions cover all of the possible ways to deal with the decimal part of a number. But what if we’d like to round the number to <text:span text:style-name="Source_20_Text">n-th</text:span> digit after the decimal?</text:p>
      <text:p text:style-name="Text_20_body">For instance, we have <text:span text:style-name="Source_20_Text">1.2345</text:span> and want to round it to 2 digits, getting only <text:span text:style-name="Source_20_Text">1.23</text:span>.</text:p>
      <text:p text:style-name="Text_20_body">There are two ways to do so:</text:p>
      <text:list xml:id="list868002168" text:style-name="L7">
        <text:list-item>
          <text:p text:style-name="P23">Multiply-and-divide.</text:p>
          <text:p text:style-name="P23">For example, to round the number to the 2nd digit after the decimal, we can multiply the number by <text:span text:style-name="Source_20_Text">100</text:span> (or a bigger power of 10), call the rounding function and then divide it back.</text:p>
        </text:list-item>
      </text:list>
      <text:section text:style-name="Sect1" text:name="5goetasm3u">
        <text:list xml:id="list91859491376313" text:continue-numbering="true" text:style-name="L7">
          <text:list-header>
            <text:p text:style-name="P23"/>
          </text:list-header>
        </text:list>
      </text:section>
      <text:section text:style-name="Sect1" text:name="Seção12">
        <text:list xml:id="list2402250609" text:style-name="L8">
          <text:list-item>
            <text:p text:style-name="P4"><text:bookmark text:name="5goetasm3u"/><text:span text:style-name="Source_20_Text">let num = 1.23456;</text:span></text:p>
          </text:list-item>
        </text:list>
        <text:p text:style-name="Preformatted_20_Text"/>
        <text:p text:style-name="P7"><text:span text:style-name="Source_20_Text">alert( Math.round(num * 100) / 100 ); // 1.23456 -&gt; 123.456 -&gt; 123 -&gt; 1.23</text:span></text:p>
      </text:section>
      <text:list xml:id="list3208363761" text:style-name="L9">
        <text:list-item>
          <text:p text:style-name="P24">The method <text:a xlink:type="simple" xlink:href="https://developer.mozilla.org/en-US/docs/Web/JavaScript/Reference/Global_Objects/Number/toFixed" text:style-name="Internet_20_link" text:visited-style-name="Visited_20_Internet_20_Link">toFixed(n)</text:a> rounds the number to <text:span text:style-name="Source_20_Text">n</text:span> digits after the point and returns a string representation of the result.</text:p>
        </text:list-item>
      </text:list>
      <text:section text:style-name="Sect1" text:name="ybjxdzj2a5">
        <text:p text:style-name="Text_20_body"/>
      </text:section>
      <text:section text:style-name="Sect1" text:name="Seção13">
        <text:p text:style-name="Preformatted_20_Text"><text:bookmark text:name="ybjxdzj2a5"/><text:span text:style-name="Source_20_Text">let num = 12.34;</text:span></text:p>
        <text:p text:style-name="P7"><text:span text:style-name="Source_20_Text">alert( num.toFixed(1) ); // "12.3"</text:span></text:p>
      </text:section>
      <text:p text:style-name="Text_20_body">This rounds up or down to the nearest value, similar to <text:span text:style-name="Source_20_Text">Math.round</text:span>:</text:p>
      <text:section text:style-name="Sect1" text:name="7966c5v486">
        <text:p text:style-name="Text_20_body"/>
      </text:section>
      <text:section text:style-name="Sect1" text:name="Seção14">
        <text:p text:style-name="Preformatted_20_Text"><text:bookmark text:name="7966c5v486"/><text:span text:style-name="Source_20_Text">let num = 12.36;</text:span></text:p>
        <text:p text:style-name="P7"><text:span text:style-name="Source_20_Text">alert( num.toFixed(1) ); // "12.4"</text:span></text:p>
      </text:section>
      <text:p text:style-name="Text_20_body">Please note that result of <text:span text:style-name="Source_20_Text">toFixed</text:span> is a string. If the decimal part is shorter than required, zeroes are appended to the end:</text:p>
      <text:section text:style-name="Sect1" text:name="g1xvc1hvyh">
        <text:p text:style-name="Text_20_body"/>
      </text:section>
      <text:section text:style-name="Sect1" text:name="Seção15">
        <text:list xml:id="list1069484313" text:style-name="L10">
          <text:list-item text:start-value="2">
            <text:p text:style-name="P5"><text:bookmark text:name="g1xvc1hvyh"/><text:span text:style-name="Source_20_Text">let num = 12.34;</text:span></text:p>
            <text:p text:style-name="P9"><text:span text:style-name="Source_20_Text">alert( num.toFixed(5) ); // "12.34000", added zeroes to make exactly 5 digits</text:span></text:p>
          </text:list-item>
        </text:list>
      </text:section>
      <text:list xml:id="list91860619106568" text:continue-list="list1069484313" text:style-name="L10">
        <text:list-item text:start-value="2">
          <text:p text:style-name="P25">We can convert it to a number using the unary plus or a <text:span text:style-name="Source_20_Text">Number()</text:span> call: <text:span text:style-name="Source_20_Text">+num.toFixed(5)</text:span>.</text:p>
        </text:list-item>
      </text:list>
      <text:h text:style-name="Heading_20_2" text:outline-level="2"><text:a xlink:type="simple" xlink:href="https://javascript.info/number#imprecise-calculations" office:name="imprecise-calculations" text:style-name="Internet_20_link" text:visited-style-name="Visited_20_Internet_20_Link">Imprecise calculations</text:a></text:h>
      <text:p text:style-name="Text_20_body">Internally, a number is represented in 64-bit format <text:a xlink:type="simple" xlink:href="https://en.wikipedia.org/wiki/IEEE_754-2008_revision" text:style-name="Internet_20_link" text:visited-style-name="Visited_20_Internet_20_Link">IEEE-754</text:a>, so there are exactly 64 bits to store a number: 52 of them are used to store the digits, 11 of them store the position of the decimal point (they are zero for integer numbers), and 1 bit is for the sign.</text:p>
      <text:p text:style-name="Text_20_body">If a number is too big, it would overflow the 64-bit storage, potentially giving an infinity:</text:p>
      <text:section text:style-name="Sect1" text:name="cafebrtf3i">
        <text:p text:style-name="Text_20_body"><text:soft-page-break/></text:p>
      </text:section>
      <text:section text:style-name="Sect1" text:name="Seção16">
        <text:p text:style-name="P7"><text:bookmark text:name="cafebrtf3i"/><text:span text:style-name="Source_20_Text">alert( 1e500 ); // Infinity</text:span></text:p>
      </text:section>
      <text:p text:style-name="Text_20_body">What may be a little less obvious, but happens quite often, is the loss of precision.</text:p>
      <text:p text:style-name="Text_20_body">Consider this (falsy!) test:</text:p>
      <text:section text:style-name="Sect1" text:name="1xmqm41r4t">
        <text:p text:style-name="Text_20_body"/>
      </text:section>
      <text:section text:style-name="Sect1" text:name="Seção17">
        <text:p text:style-name="P7"><text:bookmark text:name="1xmqm41r4t"/><text:span text:style-name="Source_20_Text">alert( 0.1 + 0.2 == 0.3 ); // </text:span><text:span text:style-name="Source_20_Text"><text:span text:style-name="Emphasis">false</text:span></text:span></text:p>
      </text:section>
      <text:p text:style-name="Text_20_body">That’s right, if we check whether the sum of <text:span text:style-name="Source_20_Text">0.1</text:span> and <text:span text:style-name="Source_20_Text">0.2</text:span> is <text:span text:style-name="Source_20_Text">0.3</text:span>, we get <text:span text:style-name="Source_20_Text">false</text:span>.</text:p>
      <text:p text:style-name="Text_20_body">Strange! What is it then if not <text:span text:style-name="Source_20_Text">0.3</text:span>?</text:p>
      <text:section text:style-name="Sect1" text:name="lm0fsm675j">
        <text:p text:style-name="Text_20_body"/>
      </text:section>
      <text:section text:style-name="Sect1" text:name="Seção18">
        <text:p text:style-name="P7"><text:bookmark text:name="lm0fsm675j"/><text:span text:style-name="Source_20_Text">alert( 0.1 + 0.2 ); // 0.30000000000000004</text:span></text:p>
      </text:section>
      <text:p text:style-name="Text_20_body">Ouch! There are more consequences than an incorrect comparison here. Imagine you’re making an e-shopping site and the visitor puts <text:span text:style-name="Source_20_Text">$0.10</text:span> and <text:span text:style-name="Source_20_Text">$0.20</text:span> goods into their cart. The order total will be <text:span text:style-name="Source_20_Text">$0.30000000000000004</text:span>. That would surprise anyone.</text:p>
      <text:p text:style-name="Text_20_body">But why does this happen?</text:p>
      <text:p text:style-name="Text_20_body">A number is stored in memory in its binary form, a sequence of bits – ones and zeroes. But fractions like <text:span text:style-name="Source_20_Text">0.1</text:span>, <text:span text:style-name="Source_20_Text">0.2</text:span> that look simple in the decimal numeric system are actually unending fractions in their binary form.</text:p>
      <text:p text:style-name="Text_20_body">In other words, what is <text:span text:style-name="Source_20_Text">0.1</text:span>? It is one divided by ten <text:span text:style-name="Source_20_Text">1/10</text:span>, one-tenth. In decimal numeral system such numbers are easily representable. Compare it to one-third: <text:span text:style-name="Source_20_Text">1/3</text:span>. It becomes an endless fraction <text:span text:style-name="Source_20_Text">0.33333(3)</text:span>.</text:p>
      <text:p text:style-name="Text_20_body">So, division by powers <text:span text:style-name="Source_20_Text">10</text:span> is guaranteed to work well in the decimal system, but division by <text:span text:style-name="Source_20_Text">3</text:span> is not. For the same reason, in the binary numeral system, the division by powers of <text:span text:style-name="Source_20_Text">2</text:span> is guaranteed to work, but <text:span text:style-name="Source_20_Text">1/10</text:span> becomes an endless binary fraction.</text:p>
      <text:p text:style-name="Text_20_body">There’s just no way to store <text:span text:style-name="Emphasis">exactly 0.1</text:span> or <text:span text:style-name="Emphasis">exactly 0.2</text:span> using the binary system, just like there is no way to store one-third as a decimal fraction.</text:p>
      <text:p text:style-name="Text_20_body">The numeric format IEEE-754 solves this by rounding to the nearest possible number. These rounding rules normally don’t allow us to see that “tiny precision loss”, but it exists.</text:p>
      <text:p text:style-name="Text_20_body">We can see this in action:</text:p>
      <text:section text:style-name="Sect1" text:name="7j4gmwb4zk">
        <text:p text:style-name="Text_20_body"/>
      </text:section>
      <text:section text:style-name="Sect1" text:name="Seção19">
        <text:p text:style-name="P7"><text:bookmark text:name="7j4gmwb4zk"/><text:span text:style-name="Source_20_Text">alert( 0.1.toFixed(20) ); // 0.10000000000000000555</text:span></text:p>
      </text:section>
      <text:p text:style-name="Text_20_body">And when we sum two numbers, their “precision losses” add up.</text:p>
      <text:p text:style-name="Text_20_body">That’s why <text:span text:style-name="Source_20_Text">0.1 + 0.2</text:span> is not exactly <text:span text:style-name="Source_20_Text">0.3</text:span>.</text:p>
      <text:p text:style-name="Text_20_body">Not only JavaScript</text:p>
      <text:p text:style-name="Text_20_body">The same issue exists in many other programming languages.</text:p>
      <text:p text:style-name="Text_20_body"><text:soft-page-break/>PHP, Java, C, Perl, Ruby give exactly the same result, because they are based on the same numeric format.</text:p>
      <text:p text:style-name="Text_20_body">Can we work around the problem? Sure, the most reliable method is to round the result with the help of a method <text:a xlink:type="simple" xlink:href="https://developer.mozilla.org/en-US/docs/Web/JavaScript/Reference/Global_Objects/Number/toFixed" text:style-name="Internet_20_link" text:visited-style-name="Visited_20_Internet_20_Link">toFixed(n)</text:a>:</text:p>
      <text:section text:style-name="Sect1" text:name="gi315qye1k">
        <text:p text:style-name="Text_20_body"/>
      </text:section>
      <text:section text:style-name="Sect1" text:name="Seção20">
        <text:p text:style-name="Preformatted_20_Text"><text:bookmark text:name="gi315qye1k"/><text:span text:style-name="Source_20_Text">let sum = 0.1 + 0.2;</text:span></text:p>
        <text:p text:style-name="P7"><text:span text:style-name="Source_20_Text">alert( sum.toFixed(2) ); // 0.30</text:span></text:p>
      </text:section>
      <text:p text:style-name="Text_20_body">Please note that <text:span text:style-name="Source_20_Text">toFixed</text:span> always returns a string. It ensures that it has 2 digits after the decimal point. That’s actually convenient if we have an e-shopping and need to show <text:span text:style-name="Source_20_Text">$0.30</text:span>. For other cases, we can use the unary plus to coerce it into a number:</text:p>
      <text:section text:style-name="Sect1" text:name="h98ixay82x">
        <text:p text:style-name="Text_20_body"/>
      </text:section>
      <text:section text:style-name="Sect1" text:name="Seção21">
        <text:p text:style-name="Preformatted_20_Text"><text:bookmark text:name="h98ixay82x"/><text:span text:style-name="Source_20_Text">let sum = 0.1 + 0.2;</text:span></text:p>
        <text:p text:style-name="P7"><text:span text:style-name="Source_20_Text">alert( +sum.toFixed(2) ); // 0.3</text:span></text:p>
      </text:section>
      <text:p text:style-name="Text_20_body">We also can temporarily multiply the numbers by 100 (or a bigger number) to turn them into integers, do the maths, and then divide back. Then, as we’re doing maths with integers, the error somewhat decreases, but we still get it on division:</text:p>
      <text:section text:style-name="Sect1" text:name="g8b4ljn1od">
        <text:p text:style-name="Text_20_body"/>
      </text:section>
      <text:section text:style-name="Sect1" text:name="Seção22">
        <text:p text:style-name="Preformatted_20_Text"><text:bookmark text:name="g8b4ljn1od"/><text:span text:style-name="Source_20_Text">alert( (0.1 * 10 + 0.2 * 10) / 10 ); // 0.3</text:span></text:p>
        <text:p text:style-name="P7"><text:span text:style-name="Source_20_Text">alert( (0.28 * 100 + 0.14 * 100) / 100); // 0.4200000000000001</text:span></text:p>
      </text:section>
      <text:p text:style-name="Text_20_body">So, multiply/divide approach reduces the error, but doesn’t remove it totally.</text:p>
      <text:p text:style-name="Text_20_body">Sometimes we could try to evade fractions at all. Like if we’re dealing with a shop, then we can store prices in cents instead of dollars. But what if we apply a discount of 30%? In practice, totally evading fractions is rarely possible. Just round them to cut “tails” when needed.</text:p>
      <text:p text:style-name="Text_20_body">The funny thing</text:p>
      <text:p text:style-name="Text_20_body">Try running this:</text:p>
      <text:section text:style-name="Sect1" text:name="cazu7nvrm6">
        <text:p text:style-name="Text_20_body"/>
      </text:section>
      <text:section text:style-name="Sect1" text:name="Seção23">
        <text:p text:style-name="Preformatted_20_Text"><text:bookmark text:name="cazu7nvrm6"/><text:span text:style-name="Source_20_Text">// Hello! I'm a self-increasing number!</text:span></text:p>
        <text:p text:style-name="P7"><text:span text:style-name="Source_20_Text">alert( 9999999999999999 ); // shows 10000000000000000</text:span></text:p>
      </text:section>
      <text:p text:style-name="Text_20_body">This suffers from the same issue: a loss of precision. There are 64 bits for the number, 52 of them can be used to store digits, but that’s not enough. So the least significant digits disappear.</text:p>
      <text:p text:style-name="Text_20_body">JavaScript doesn’t trigger an error in such events. It does its best to fit the number into the desired format, but unfortunately, this format is not big enough.</text:p>
      <text:p text:style-name="Text_20_body">Two zeroes</text:p>
      <text:p text:style-name="Text_20_body">Another funny consequence of the internal representation of numbers is the existence of two zeroes: <text:span text:style-name="Source_20_Text">0</text:span> and <text:span text:style-name="Source_20_Text">-0</text:span>.</text:p>
      <text:p text:style-name="Text_20_body">That’s because a sign is represented by a single bit, so it can be set or not set for any number including a zero.</text:p>
      <text:p text:style-name="Text_20_body"><text:soft-page-break/>In most cases the distinction is unnoticeable, because operators are suited to treat them as the same.</text:p>
      <text:h text:style-name="Heading_20_2" text:outline-level="2"><text:a xlink:type="simple" xlink:href="https://javascript.info/number#tests-isfinite-and-isnan" office:name="tests-isfinite-and-isnan" text:style-name="Internet_20_link" text:visited-style-name="Visited_20_Internet_20_Link">Tests: isFinite and isNaN</text:a></text:h>
      <text:p text:style-name="Text_20_body">Remember these two special numeric values?</text:p>
      <text:list xml:id="list2933525855" text:style-name="L11">
        <text:list-item>
          <text:p text:style-name="P41"><text:span text:style-name="Source_20_Text">Infinity</text:span> (and <text:span text:style-name="Source_20_Text">-Infinity</text:span>) is a special numeric value that is greater (less) than anything. </text:p>
        </text:list-item>
        <text:list-item>
          <text:p text:style-name="P26"><text:span text:style-name="Source_20_Text">NaN</text:span> represents an error. </text:p>
        </text:list-item>
      </text:list>
      <text:p text:style-name="Text_20_body">They belong to the type <text:span text:style-name="Source_20_Text">number</text:span>, but are not “normal” numbers, so there are special functions to check for them:</text:p>
      <text:list xml:id="list4277879536" text:style-name="L12">
        <text:list-item>
          <text:p text:style-name="P27"><text:span text:style-name="Source_20_Text">isNaN(value)</text:span> converts its argument to a number and then tests it for being <text:span text:style-name="Source_20_Text">NaN</text:span>:</text:p>
        </text:list-item>
      </text:list>
      <text:section text:style-name="Sect1" text:name="8ld4ml4eej">
        <text:list xml:id="list91858980301275" text:continue-numbering="true" text:style-name="L12">
          <text:list-header>
            <text:p text:style-name="P27"/>
          </text:list-header>
        </text:list>
      </text:section>
      <text:section text:style-name="Sect1" text:name="Seção24">
        <text:p text:style-name="Preformatted_20_Text"><text:bookmark text:name="8ld4ml4eej"/><text:span text:style-name="Source_20_Text">alert( isNaN(NaN) ); // true</text:span></text:p>
        <text:p text:style-name="P7"><text:span text:style-name="Source_20_Text">alert( isNaN("str") ); // true</text:span></text:p>
      </text:section>
      <text:p text:style-name="Text_20_body">But do we need this function? Can’t we just use the comparison <text:span text:style-name="Source_20_Text">=== NaN</text:span>? Sorry, but the answer is no. The value <text:span text:style-name="Source_20_Text">NaN</text:span> is unique in that it does not equal anything, including itself:</text:p>
      <text:section text:style-name="Sect1" text:name="k0c2428o3t">
        <text:p text:style-name="Text_20_body"/>
      </text:section>
      <text:section text:style-name="Sect1" text:name="Seção25">
        <text:list xml:id="list2575063278" text:style-name="L13">
          <text:list-item>
            <text:p text:style-name="P10"><text:bookmark text:name="k0c2428o3t"/><text:span text:style-name="Source_20_Text">alert( NaN === NaN ); // false</text:span></text:p>
          </text:list-item>
        </text:list>
      </text:section>
      <text:list xml:id="list530949744" text:style-name="L14">
        <text:list-item>
          <text:p text:style-name="P28"><text:span text:style-name="Source_20_Text">isFinite(value)</text:span> converts its argument to a number and returns <text:span text:style-name="Source_20_Text">true</text:span> if it’s a regular number, not <text:span text:style-name="Source_20_Text">NaN/Infinity/-Infinity</text:span>:</text:p>
        </text:list-item>
      </text:list>
      <text:section text:style-name="Sect1" text:name="mslr43t1da">
        <text:p text:style-name="Text_20_body"/>
      </text:section>
      <text:section text:style-name="Sect1" text:name="Seção26">
        <text:list xml:id="list2338216055" text:style-name="L15">
          <text:list-item>
            <text:p text:style-name="P6"><text:bookmark text:name="mslr43t1da"/><text:span text:style-name="Source_20_Text">alert( isFinite("15") ); // true</text:span></text:p>
            <text:p text:style-name="P6"><text:span text:style-name="Source_20_Text">alert( isFinite("str") ); // false, because a special value: NaN</text:span></text:p>
            <text:p text:style-name="P11"><text:span text:style-name="Source_20_Text">alert( isFinite(Infinity) ); // false, because a special value: Infinity</text:span></text:p>
          </text:list-item>
        </text:list>
      </text:section>
      <text:list xml:id="list91860706825913" text:continue-numbering="true" text:style-name="L15">
        <text:list-item>
          <text:p text:style-name="P29"/>
        </text:list-item>
      </text:list>
      <text:p text:style-name="Text_20_body">Sometimes <text:span text:style-name="Source_20_Text">isFinite</text:span> is used to validate whether a string value is a regular number:</text:p>
      <text:section text:style-name="Sect1" text:name="cl6sqbfp6q">
        <text:p text:style-name="Text_20_body"/>
      </text:section>
      <text:section text:style-name="Sect1" text:name="Seção27">
        <text:p text:style-name="Preformatted_20_Text"><text:bookmark text:name="cl6sqbfp6q"/><text:span text:style-name="Source_20_Text">let num = +prompt("Enter a number", '');</text:span></text:p>
        <text:p text:style-name="Preformatted_20_Text"/>
        <text:p text:style-name="Preformatted_20_Text"><text:span text:style-name="Source_20_Text">// will be true unless you enter Infinity, -Infinity or not a number</text:span></text:p>
        <text:p text:style-name="P7"><text:span text:style-name="Source_20_Text">alert( isFinite(num) );</text:span></text:p>
      </text:section>
      <text:p text:style-name="Text_20_body">Please note that an empty or a space-only string is treated as <text:span text:style-name="Source_20_Text">0</text:span> in all numeric functions including <text:span text:style-name="Source_20_Text">isFinite</text:span>.</text:p>
      <text:p text:style-name="Text_20_body">Compare with <text:span text:style-name="Source_20_Text">Object.is</text:span></text:p>
      <text:p text:style-name="Text_20_body">There is a special built-in method <text:a xlink:type="simple" xlink:href="https://developer.mozilla.org/en-US/docs/Web/JavaScript/Reference/Global_Objects/Object/is" text:style-name="Internet_20_link" text:visited-style-name="Visited_20_Internet_20_Link"><text:span text:style-name="Source_20_Text">Object.is</text:span></text:a> that compares values like <text:span text:style-name="Source_20_Text">===</text:span>, but is more reliable for two edge cases:</text:p>
      <text:list xml:id="list3378620384" text:style-name="L16">
        <text:list-item>
          <text:p text:style-name="P42">It works with <text:span text:style-name="Source_20_Text">NaN</text:span>: <text:span text:style-name="Source_20_Text">Object.is(NaN, NaN) === true</text:span>, that’s a good thing. </text:p>
        </text:list-item>
        <text:list-item>
          <text:p text:style-name="P30"><text:soft-page-break/>Values <text:span text:style-name="Source_20_Text">0</text:span> and <text:span text:style-name="Source_20_Text">-0</text:span> are different: <text:span text:style-name="Source_20_Text">Object.is(0, -0) === false</text:span>, technically that’s true, because internally the number has a sign bit that may be different even if all other bits are zeroes. </text:p>
        </text:list-item>
      </text:list>
      <text:p text:style-name="Text_20_body">In all other cases, <text:span text:style-name="Source_20_Text">Object.is(a, b)</text:span> is the same as <text:span text:style-name="Source_20_Text">a === b</text:span>.</text:p>
      <text:p text:style-name="Text_20_body">This way of comparison is often used in JavaScript specification. When an internal algorithm needs to compare two values for being exactly the same, it uses <text:span text:style-name="Source_20_Text">Object.is</text:span> (internally called <text:a xlink:type="simple" xlink:href="https://tc39.github.io/ecma262/#sec-samevalue" text:style-name="Internet_20_link" text:visited-style-name="Visited_20_Internet_20_Link">SameValue</text:a>).</text:p>
      <text:h text:style-name="Heading_20_2" text:outline-level="2"><text:a xlink:type="simple" xlink:href="https://javascript.info/number#parseint-and-parsefloat" office:name="parseint-and-parsefloat" text:style-name="Internet_20_link" text:visited-style-name="Visited_20_Internet_20_Link">parseInt and parseFloat</text:a></text:h>
      <text:p text:style-name="Text_20_body">Numeric conversion using a plus <text:span text:style-name="Source_20_Text">+</text:span> or <text:span text:style-name="Source_20_Text">Number()</text:span> is strict. If a value is not exactly a number, it fails:</text:p>
      <text:section text:style-name="Sect1" text:name="3d62p7vzag">
        <text:p text:style-name="Text_20_body"/>
      </text:section>
      <text:section text:style-name="Sect1" text:name="Seção28">
        <text:p text:style-name="P7"><text:bookmark text:name="3d62p7vzag"/><text:span text:style-name="Source_20_Text">alert( +"100px" ); // NaN</text:span></text:p>
      </text:section>
      <text:p text:style-name="Text_20_body">The sole exception is spaces at the beginning or at the end of the string, as they are ignored.</text:p>
      <text:p text:style-name="Text_20_body">But in real life we often have values in units, like <text:span text:style-name="Source_20_Text">"100px"</text:span> or <text:span text:style-name="Source_20_Text">"12pt"</text:span> in CSS. Also in many countries the currency symbol goes after the amount, so we have <text:span text:style-name="Source_20_Text">"19€"</text:span> and would like to extract a numeric value out of that.</text:p>
      <text:p text:style-name="Text_20_body">That’s what <text:span text:style-name="Source_20_Text">parseInt</text:span> and <text:span text:style-name="Source_20_Text">parseFloat</text:span> are for.</text:p>
      <text:p text:style-name="Text_20_body">They “read” a number from a string until they can’t. In case of an error, the gathered number is returned. The function <text:span text:style-name="Source_20_Text">parseInt</text:span> returns an integer, whilst <text:span text:style-name="Source_20_Text">parseFloat</text:span> will return a floating-point number:</text:p>
      <text:section text:style-name="Sect1" text:name="8naqx9axft">
        <text:p text:style-name="Text_20_body"/>
      </text:section>
      <text:section text:style-name="Sect1" text:name="Seção29">
        <text:p text:style-name="Preformatted_20_Text"><text:bookmark text:name="8naqx9axft"/><text:span text:style-name="Source_20_Text">alert( parseInt('100px') ); // 100</text:span></text:p>
        <text:p text:style-name="Preformatted_20_Text"><text:span text:style-name="Source_20_Text">alert( parseFloat('12.5em') ); // 12.5</text:span></text:p>
        <text:p text:style-name="Preformatted_20_Text"/>
        <text:p text:style-name="Preformatted_20_Text"><text:span text:style-name="Source_20_Text">alert( parseInt('12.3') ); // 12, only the integer part is returned</text:span></text:p>
        <text:p text:style-name="P7"><text:span text:style-name="Source_20_Text">alert( parseFloat('12.3.4') ); // 12.3, the second point stops the reading</text:span></text:p>
      </text:section>
      <text:p text:style-name="Text_20_body">There are situations when <text:span text:style-name="Source_20_Text">parseInt/parseFloat</text:span> will return <text:span text:style-name="Source_20_Text">NaN</text:span>. It happens when no digits could be read:</text:p>
      <text:section text:style-name="Sect1" text:name="gixbozi5hw">
        <text:p text:style-name="Text_20_body"/>
      </text:section>
      <text:section text:style-name="Sect1" text:name="Seção30">
        <text:p text:style-name="P7"><text:bookmark text:name="gixbozi5hw"/><text:span text:style-name="Source_20_Text">alert( parseInt('a123') ); // NaN, the first symbol stops the process</text:span></text:p>
      </text:section>
      <text:p text:style-name="Text_20_body">The second argument of <text:span text:style-name="Source_20_Text">parseInt(str, radix)</text:span></text:p>
      <text:p text:style-name="Text_20_body">The <text:span text:style-name="Source_20_Text">parseInt()</text:span> function has an optional second parameter. It specifies the base of the numeral system, so <text:span text:style-name="Source_20_Text">parseInt</text:span> can also parse strings of hex numbers, binary numbers and so on:</text:p>
      <text:section text:style-name="Sect1" text:name="82sz5zs2jf">
        <text:p text:style-name="Text_20_body"/>
      </text:section>
      <text:section text:style-name="Sect1" text:name="Seção31">
        <text:p text:style-name="Preformatted_20_Text"><text:bookmark text:name="82sz5zs2jf"/><text:span text:style-name="Source_20_Text">alert( parseInt('0xff', 16) ); // 255</text:span></text:p>
        <text:p text:style-name="Preformatted_20_Text"><text:span text:style-name="Source_20_Text">alert( parseInt('ff', 16) ); // 255, without 0x also works</text:span></text:p>
        <text:p text:style-name="Preformatted_20_Text"/>
        <text:p text:style-name="P7"><text:soft-page-break/><text:span text:style-name="Source_20_Text">alert( parseInt('2n9c', 36) ); // 123456</text:span></text:p>
      </text:section>
      <text:h text:style-name="Heading_20_2" text:outline-level="2"><text:a xlink:type="simple" xlink:href="https://javascript.info/number#other-math-functions" office:name="other-math-functions" text:style-name="Internet_20_link" text:visited-style-name="Visited_20_Internet_20_Link">Other math functions</text:a></text:h>
      <text:p text:style-name="Text_20_body">JavaScript has a built-in <text:a xlink:type="simple" xlink:href="https://developer.mozilla.org/en/docs/Web/JavaScript/Reference/Global_Objects/Math" text:style-name="Internet_20_link" text:visited-style-name="Visited_20_Internet_20_Link">Math</text:a> object which contains a small library of mathematical functions and constants.</text:p>
      <text:p text:style-name="Text_20_body">A few examples:</text:p>
      <text:p text:style-name="P3"><text:span text:style-name="Source_20_Text">Math.random()</text:span> </text:p>
      <text:p text:style-name="P2">Returns a random number from 0 to 1 (not including 1).</text:p>
      <text:section text:style-name="Sect1" text:name="4ucj4w50nm">
        <text:p text:style-name="List_20_Contents"/>
      </text:section>
      <text:section text:style-name="Sect1" text:name="Seção32">
        <text:p text:style-name="Preformatted_20_Text"><text:bookmark text:name="4ucj4w50nm"/><text:span text:style-name="Source_20_Text">alert( Math.random() ); // 0.1234567894322</text:span></text:p>
        <text:p text:style-name="Preformatted_20_Text"><text:span text:style-name="Source_20_Text">alert( Math.random() ); // 0.5435252343232</text:span></text:p>
        <text:p text:style-name="P7"><text:span text:style-name="Source_20_Text">alert( Math.random() ); // ... (any random numbers)</text:span></text:p>
      </text:section>
      <text:p text:style-name="P3"><text:span text:style-name="Source_20_Text">Math.max(a, b, c...)</text:span> / <text:span text:style-name="Source_20_Text">Math.min(a, b, c...)</text:span> </text:p>
      <text:p text:style-name="Text_20_body">Returns the greatest/smallest from the arbitrary number of arguments.</text:p>
      <text:section text:style-name="Sect1" text:name="q6ctzto9pm">
        <text:p text:style-name="Text_20_body"/>
      </text:section>
      <text:section text:style-name="Sect1" text:name="Seção33">
        <text:p text:style-name="Preformatted_20_Text"><text:bookmark text:name="q6ctzto9pm"/><text:span text:style-name="Source_20_Text">alert( Math.max(3, 5, -10, 0, 1) ); // 5</text:span></text:p>
        <text:p text:style-name="P7"><text:span text:style-name="Source_20_Text">alert( Math.min(1, 2) ); // 1</text:span></text:p>
      </text:section>
      <text:p text:style-name="P3"><text:span text:style-name="Source_20_Text">Math.pow(n, power)</text:span> </text:p>
      <text:p text:style-name="Text_20_body">Returns <text:span text:style-name="Source_20_Text">n</text:span> raised to the given power.</text:p>
      <text:section text:style-name="Sect1" text:name="yhrz856bdw">
        <text:p text:style-name="Text_20_body"/>
      </text:section>
      <text:section text:style-name="Sect1" text:name="Seção34">
        <text:p text:style-name="P12"><text:bookmark text:name="yhrz856bdw"/><text:span text:style-name="Source_20_Text">alert( Math.pow(2, 10) ); // 2 in power 10 = 1024</text:span></text:p>
      </text:section>
      <text:p text:style-name="Text_20_body">There are more functions and constants in <text:span text:style-name="Source_20_Text">Math</text:span> object, including trigonometry, which you can find in the <text:a xlink:type="simple" xlink:href="https://developer.mozilla.org/en/docs/Web/JavaScript/Reference/Global_Objects/Math" text:style-name="Internet_20_link" text:visited-style-name="Visited_20_Internet_20_Link">docs for the Math object</text:a>.</text:p>
      <text:h text:style-name="Heading_20_2" text:outline-level="2"><text:a xlink:type="simple" xlink:href="https://javascript.info/number#summary" office:name="summary" text:style-name="Internet_20_link" text:visited-style-name="Visited_20_Internet_20_Link">Summary</text:a></text:h>
      <text:p text:style-name="Text_20_body">To write numbers with many zeroes:</text:p>
      <text:list xml:id="list1268920046" text:style-name="L17">
        <text:list-item>
          <text:p text:style-name="P43">Append <text:span text:style-name="Source_20_Text">"e"</text:span> with the zeroes count to the number. Like: <text:span text:style-name="Source_20_Text">123e6</text:span> is the same as <text:span text:style-name="Source_20_Text">123</text:span> with 6 zeroes <text:span text:style-name="Source_20_Text">123000000</text:span>. </text:p>
        </text:list-item>
        <text:list-item>
          <text:p text:style-name="P31">A negative number after <text:span text:style-name="Source_20_Text">"e"</text:span> causes the number to be divided by 1 with given zeroes. E.g. <text:span text:style-name="Source_20_Text">123e-6</text:span> means <text:span text:style-name="Source_20_Text">0.000123</text:span> (<text:span text:style-name="Source_20_Text">123</text:span> millionths). </text:p>
        </text:list-item>
      </text:list>
      <text:p text:style-name="Text_20_body">For different numeral systems:</text:p>
      <text:list xml:id="list3965926945" text:style-name="L18">
        <text:list-item>
          <text:p text:style-name="P44">Can write numbers directly in hex (<text:span text:style-name="Source_20_Text">0x</text:span>), octal (<text:span text:style-name="Source_20_Text">0o</text:span>) and binary (<text:span text:style-name="Source_20_Text">0b</text:span>) systems. </text:p>
        </text:list-item>
        <text:list-item>
          <text:p text:style-name="P44"><text:span text:style-name="Source_20_Text">parseInt(str, base)</text:span> parses the string <text:span text:style-name="Source_20_Text">str</text:span> into an integer in numeral system with given <text:span text:style-name="Source_20_Text">base</text:span>, <text:span text:style-name="Source_20_Text">2 ≤ base ≤ 36</text:span>. </text:p>
        </text:list-item>
        <text:list-item>
          <text:p text:style-name="P32"><text:soft-page-break/><text:span text:style-name="Source_20_Text">num.toString(base)</text:span> converts a number to a string in the numeral system with the given <text:span text:style-name="Source_20_Text">base</text:span>. </text:p>
        </text:list-item>
      </text:list>
      <text:p text:style-name="Text_20_body">For converting values like <text:span text:style-name="Source_20_Text">12pt</text:span> and <text:span text:style-name="Source_20_Text">100px</text:span> to a number:</text:p>
      <text:list xml:id="list4172621150" text:style-name="L19">
        <text:list-item>
          <text:p text:style-name="P33">Use <text:span text:style-name="Source_20_Text">parseInt/parseFloat</text:span> for the “soft” conversion, which reads a number from a string and then returns the value they could read before the error. </text:p>
        </text:list-item>
      </text:list>
      <text:p text:style-name="Text_20_body">For fractions:</text:p>
      <text:list xml:id="list3717830367" text:style-name="L20">
        <text:list-item>
          <text:p text:style-name="P45">Round using <text:span text:style-name="Source_20_Text">Math.floor</text:span>, <text:span text:style-name="Source_20_Text">Math.ceil</text:span>, <text:span text:style-name="Source_20_Text">Math.trunc</text:span>, <text:span text:style-name="Source_20_Text">Math.round</text:span> or <text:span text:style-name="Source_20_Text">num.toFixed(precision)</text:span>. </text:p>
        </text:list-item>
        <text:list-item>
          <text:p text:style-name="P34">Make sure to remember there’s a loss of precision when working with fractions. </text:p>
        </text:list-item>
      </text:list>
      <text:p text:style-name="Text_20_body">More mathematical functions:</text:p>
      <text:list xml:id="list3753837384" text:style-name="L21">
        <text:list-item>
          <text:p text:style-name="P35">See the <text:a xlink:type="simple" xlink:href="https://developer.mozilla.org/en/docs/Web/JavaScript/Reference/Global_Objects/Math" text:style-name="Internet_20_link" text:visited-style-name="Visited_20_Internet_20_Link">Math</text:a> object when you need them. The library is very small, but can cover basic needs. </text:p>
        </text:list-item>
      </text:list>
      <text:h text:style-name="Heading_20_2" text:outline-level="2"><text:bookmark text:name="tasks"/><text:a xlink:type="simple" xlink:href="https://javascript.info/number#tasks" text:style-name="Internet_20_link" text:visited-style-name="Visited_20_Internet_20_Link">Tasks</text:a></text:h>
      <text:h text:style-name="Heading_20_3" text:outline-level="3"><text:a xlink:type="simple" xlink:href="https://javascript.info/number#sum-numbers-from-the-visitor" office:name="sum-numbers-from-the-visitor" text:style-name="Internet_20_link" text:visited-style-name="Visited_20_Internet_20_Link">Sum numbers from the visitor</text:a></text:h>
      <text:p text:style-name="Text_20_body">importance: 5</text:p>
      <text:p text:style-name="Text_20_body">Create a script that prompts the visitor to enter two numbers and then shows their sum.</text:p>
      <text:p text:style-name="Text_20_body"><text:a xlink:type="simple" xlink:href="https://javascript.info/number#" text:style-name="Internet_20_link" text:visited-style-name="Visited_20_Internet_20_Link">Run the demo</text:a></text:p>
      <text:p text:style-name="Text_20_body">P.S. There is a gotcha with types.</text:p>
      <text:h text:style-name="Heading_20_3" text:outline-level="3"><text:a xlink:type="simple" xlink:href="https://javascript.info/number#why-6-35-tofixed-1-6-3" office:name="why-6-35-tofixed-1-6-3" text:style-name="Internet_20_link" text:visited-style-name="Visited_20_Internet_20_Link">Why 6.35.toFixed(1) == 6.3?</text:a></text:h>
      <text:p text:style-name="Text_20_body">importance: 4</text:p>
      <text:p text:style-name="Text_20_body">According to the documentation <text:span text:style-name="Source_20_Text">Math.round</text:span> and <text:span text:style-name="Source_20_Text">toFixed</text:span> both round to the nearest number: <text:span text:style-name="Source_20_Text">0..4</text:span> lead down while <text:span text:style-name="Source_20_Text">5..9</text:span> lead up.</text:p>
      <text:p text:style-name="Text_20_body">For instance:</text:p>
      <text:section text:style-name="Sect1" text:name="hovl7en4zs">
        <text:p text:style-name="Text_20_body"/>
      </text:section>
      <text:section text:style-name="Sect1" text:name="Seção35">
        <text:p text:style-name="P7"><text:bookmark text:name="hovl7en4zs"/><text:span text:style-name="Source_20_Text">alert( 1.35.toFixed(1) ); // 1.4</text:span></text:p>
      </text:section>
      <text:p text:style-name="Text_20_body">In the similar example below, why is <text:span text:style-name="Source_20_Text">6.35</text:span> rounded to <text:span text:style-name="Source_20_Text">6.3</text:span>, not <text:span text:style-name="Source_20_Text">6.4</text:span>?</text:p>
      <text:section text:style-name="Sect1" text:name="zdv4x30cs4">
        <text:p text:style-name="Text_20_body"/>
      </text:section>
      <text:section text:style-name="Sect1" text:name="Seção36">
        <text:p text:style-name="P7"><text:bookmark text:name="zdv4x30cs4"/><text:span text:style-name="Source_20_Text">alert( 6.35.toFixed(1) ); // 6.3</text:span></text:p>
      </text:section>
      <text:p text:style-name="Text_20_body">How to round <text:span text:style-name="Source_20_Text">6.35</text:span> the right way?</text:p>
      <text:h text:style-name="Heading_20_3" text:outline-level="3"><text:a xlink:type="simple" xlink:href="https://javascript.info/number#repeat-until-the-input-is-a-number" office:name="repeat-until-the-input-is-a-number" text:style-name="Internet_20_link" text:visited-style-name="Visited_20_Internet_20_Link">Repeat until the input is a number</text:a></text:h>
      <text:p text:style-name="Text_20_body">importance: 5</text:p>
      <text:p text:style-name="Text_20_body"><text:soft-page-break/>Create a function <text:span text:style-name="Source_20_Text">readNumber</text:span> which prompts for a number until the visitor enters a valid numeric value.</text:p>
      <text:p text:style-name="Text_20_body">The resulting value must be returned as a number.</text:p>
      <text:p text:style-name="Text_20_body">The visitor can also stop the process by entering an empty line or pressing “CANCEL”. In that case, the function should return <text:span text:style-name="Source_20_Text">null</text:span>.</text:p>
      <text:p text:style-name="Text_20_body"><text:a xlink:type="simple" xlink:href="https://javascript.info/number#" text:style-name="Internet_20_link" text:visited-style-name="Visited_20_Internet_20_Link">Run the demo</text:a></text:p>
      <text:p text:style-name="Text_20_body"><text:a xlink:type="simple" xlink:href="https://plnkr.co/edit/LzwmUerxmztxOayh?p=preview" office:target-frame-name="_blank" xlink:show="new" text:style-name="Internet_20_link" text:visited-style-name="Visited_20_Internet_20_Link">Open a sandbox with tests.</text:a></text:p>
      <text:h text:style-name="Heading_20_3" text:outline-level="3"><text:a xlink:type="simple" xlink:href="https://javascript.info/number#an-occasional-infinite-loop" office:name="an-occasional-infinite-loop" text:style-name="Internet_20_link" text:visited-style-name="Visited_20_Internet_20_Link">An occasional infinite loop</text:a></text:h>
      <text:p text:style-name="Text_20_body">importance: 4</text:p>
      <text:p text:style-name="Text_20_body">This loop is infinite. It never ends. Why?</text:p>
      <text:section text:style-name="Sect1" text:name="skzx6qfsa7">
        <text:p text:style-name="Text_20_body"/>
      </text:section>
      <text:section text:style-name="Sect1" text:name="Seção37">
        <text:p text:style-name="Preformatted_20_Text"><text:bookmark text:name="skzx6qfsa7"/><text:span text:style-name="Source_20_Text">let i = 0;</text:span></text:p>
        <text:p text:style-name="Preformatted_20_Text"><text:span text:style-name="Source_20_Text">while (i != 10) {</text:span></text:p>
        <text:p text:style-name="Preformatted_20_Text"><text:span text:style-name="Source_20_Text"><text:s text:c="2"/>i += 0.2;</text:span></text:p>
        <text:p text:style-name="P7"><text:span text:style-name="Source_20_Text">}</text:span></text:p>
      </text:section>
      <text:h text:style-name="Heading_20_3" text:outline-level="3"><text:a xlink:type="simple" xlink:href="https://javascript.info/number#a-random-number-from-min-to-max" office:name="a-random-number-from-min-to-max" text:style-name="Internet_20_link" text:visited-style-name="Visited_20_Internet_20_Link">A random number from min to max</text:a></text:h>
      <text:p text:style-name="Text_20_body">importance: 2</text:p>
      <text:p text:style-name="Text_20_body">The built-in function <text:span text:style-name="Source_20_Text">Math.random()</text:span> creates a random value from <text:span text:style-name="Source_20_Text">0</text:span> to <text:span text:style-name="Source_20_Text">1</text:span> (not including <text:span text:style-name="Source_20_Text">1</text:span>).</text:p>
      <text:p text:style-name="Text_20_body">Write the function <text:span text:style-name="Source_20_Text">random(min, max)</text:span> to generate a random floating-point number from <text:span text:style-name="Source_20_Text">min</text:span> to <text:span text:style-name="Source_20_Text">max</text:span> (not including <text:span text:style-name="Source_20_Text">max</text:span>).</text:p>
      <text:p text:style-name="Text_20_body">Examples of its work:</text:p>
      <text:section text:style-name="Sect1" text:name="q8nbsmz6bs">
        <text:p text:style-name="Text_20_body"/>
      </text:section>
      <text:section text:style-name="Sect1" text:name="Seção38">
        <text:p text:style-name="Preformatted_20_Text"><text:bookmark text:name="q8nbsmz6bs"/><text:span text:style-name="Source_20_Text">alert( random(1, 5) ); // 1.2345623452</text:span></text:p>
        <text:p text:style-name="Preformatted_20_Text"><text:span text:style-name="Source_20_Text">alert( random(1, 5) ); // 3.7894332423</text:span></text:p>
        <text:p text:style-name="P7"><text:span text:style-name="Source_20_Text">alert( random(1, 5) ); // 4.3435234525</text:span></text:p>
      </text:section>
      <text:h text:style-name="Heading_20_3" text:outline-level="3"><text:a xlink:type="simple" xlink:href="https://javascript.info/number#a-random-integer-from-min-to-max" office:name="a-random-integer-from-min-to-max" text:style-name="Internet_20_link" text:visited-style-name="Visited_20_Internet_20_Link">A random integer from min to max</text:a></text:h>
      <text:p text:style-name="Text_20_body">importance: 2</text:p>
      <text:p text:style-name="Text_20_body">Create a function <text:span text:style-name="Source_20_Text">randomInteger(min, max)</text:span> that generates a random <text:span text:style-name="Emphasis">integer</text:span> number from <text:span text:style-name="Source_20_Text">min</text:span> to <text:span text:style-name="Source_20_Text">max</text:span> including both <text:span text:style-name="Source_20_Text">min</text:span> and <text:span text:style-name="Source_20_Text">max</text:span> as possible values.</text:p>
      <text:p text:style-name="Text_20_body">Any number from the interval <text:span text:style-name="Source_20_Text">min..max</text:span> must appear with the same probability.</text:p>
      <text:p text:style-name="Text_20_body">Examples of its work:</text:p>
      <text:section text:style-name="Sect1" text:name="kvydunp9qf">
        <text:p text:style-name="Text_20_body"/>
      </text:section>
      <text:section text:style-name="Sect1" text:name="Seção39">
        <text:p text:style-name="Preformatted_20_Text"><text:bookmark text:name="kvydunp9qf"/><text:span text:style-name="Source_20_Text">alert( randomInteger(1, 5) ); // 1</text:span></text:p>
        <text:p text:style-name="Preformatted_20_Text"><text:span text:style-name="Source_20_Text">alert( randomInteger(1, 5) ); // 3</text:span></text:p>
        <text:p text:style-name="P7"><text:span text:style-name="Source_20_Text">alert( randomInteger(1, 5) ); // 5</text:span></text:p>
      </text:section>
      <text:p text:style-name="Text_20_body"><text:soft-page-break/>You can use the solution of the <text:a xlink:type="simple" xlink:href="https://javascript.info/task/random-min-max" text:style-name="Internet_20_link" text:visited-style-name="Visited_20_Internet_20_Link">previous task</text:a> as the base.</text:p>
      <text:p text:style-name="Standard"><text:a xlink:type="simple" xlink:href="https://javascript.info/number" text:style-name="Internet_20_link" text:visited-style-name="Visited_20_Internet_20_Link">https://javascript.info/numb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09:15:27.615738258</meta:creation-date>
    <dc:date>2022-01-18T09:18:58.601339160</dc:date>
    <meta:editing-duration>PT3M31S</meta:editing-duration>
    <meta:editing-cycles>4</meta:editing-cycles>
    <meta:generator>LibreOffice/6.4.7.2$Linux_X86_64 LibreOffice_project/40$Build-2</meta:generator>
    <meta:document-statistic meta:table-count="7" meta:image-count="0" meta:object-count="0" meta:page-count="18" meta:paragraph-count="449" meta:word-count="3916" meta:character-count="23106" meta:non-whitespace-character-count="19563"/>
  </office:meta>
</office:document-meta>
</file>